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2.751cm" fo:min-width="0.266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751cm" fo:min-width="1.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cm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751cm" fo:min-width="0.1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30" style:family="graphic" style:parent-style-name="standard">
      <style:graphic-properties draw:textarea-horizontal-align="justify" draw:textarea-vertical-align="middle" draw:auto-grow-height="false" fo:min-height="2.154cm" fo:min-width="1.501cm"/>
    </style:style>
    <style:style style:name="gr31" style:family="graphic" style:parent-style-name="standard">
      <style:graphic-properties draw:textarea-horizontal-align="justify" draw:textarea-vertical-align="middle" draw:auto-grow-height="false" fo:min-height="0.751cm" fo:min-width="1.03cm"/>
    </style:style>
    <style:style style:name="gr32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5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40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42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3" style:family="graphic" style:parent-style-name="objectwithoutfill">
      <style:graphic-properties draw:marker-end-width="0.3cm" draw:fill="none" draw:textarea-vertical-align="middle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8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4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51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53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8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60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62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63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65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66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67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68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70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71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73" style:family="graphic" style:parent-style-name="standard">
      <style:graphic-properties draw:textarea-horizontal-align="justify" draw:textarea-vertical-align="middle" draw:auto-grow-height="false" fo:min-height="4.751cm" fo:min-width="1.796cm"/>
    </style:style>
    <style:style style:name="gr74" style:family="graphic" style:parent-style-name="standard">
      <style:graphic-properties draw:textarea-horizontal-align="justify" draw:textarea-vertical-align="middle" draw:auto-grow-height="false" fo:min-height="4.751cm" fo:min-width="4.09cm"/>
    </style:style>
    <style:style style:name="gr75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76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12cm"/>
    </style:style>
    <style:style style:name="gr78" style:family="graphic" style:parent-style-name="objectwithoutfill">
      <style:graphic-properties draw:fill="none" draw:textarea-horizontal-align="center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80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style:font-size-asian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18pt" style:font-size-asian="14pt" style:font-size-complex="18pt"/>
    </style:style>
    <style:style style:name="P19" style:family="paragraph">
      <loext:graphic-properties draw:fill="solid" draw:fill-color="#cccccc"/>
    </style:style>
    <style:style style:name="P20" style:family="paragraph">
      <loext:graphic-properties draw:fill="solid" draw:fill-color="#dddddd"/>
    </style:style>
    <style:style style:name="P21" style:family="paragraph">
      <style:paragraph-properties fo:text-align="center"/>
      <style:text-properties fo:font-size="10.5pt" style:font-size-asian="10.5pt" style:font-size-complex="10.5pt"/>
    </style:style>
    <style:style style:name="P22" style:family="paragraph">
      <loext:graphic-properties draw:fill="none"/>
      <style:paragraph-properties fo:text-align="center"/>
      <style:text-properties fo:font-size="10.5pt" style:font-size-asian="10.5pt" style:font-size-complex="18pt"/>
    </style:style>
    <style:style style:name="P23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size-asian="18pt"/>
    </style:style>
    <style:style style:name="T6" style:family="text">
      <style:text-properties fo:font-size="18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0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1 <text:s text:c="3"/>0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1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0" xml:id="id3" draw:id="id3" draw:layer="layout" svg:width="1cm" svg:height="3cm" svg:x="4.002cm" svg:y="8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取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" draw:id="id2" draw:layer="layout" svg:width="1cm" svg:height="3cm" svg:x="2.001cm" svg:y="8cm">
          <draw:glue-point draw:id="4" svg:x="3cm" svg:y="5cm"/>
          <text:p text:style-name="P10">令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0" xml:id="id1" draw:id="id1" draw:layer="layout" svg:width="2cm" svg:height="1cm" svg:x="6.002cm" svg:y="13.5cm">
          <draw:glue-point draw:id="4" svg:x="-3cm" svg:y="5cm"/>
          <draw:glue-point draw:id="5" svg:x="-3cm" svg:y="-5cm"/>
          <draw:glue-point draw:id="6" svg:x="2.5cm" svg:y="-5cm"/>
          <text:p text:style-name="P10">控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-0.5cm" svg:x1="6.002cm" svg:y1="14cm" svg:x2="2.001cm" svg:y2="9.5cm" draw:start-shape="id1" draw:start-glue-point="3" draw:end-shape="id2" draw:end-glue-point="3" svg:d="M6002 14000h-5002v-4500h1001" svg:viewBox="0 0 5003 4501">
          <text:p/>
        </draw:connector>
        <draw:connector draw:style-name="gr16" draw:text-style-name="P8" draw:layer="layout" svg:x1="3.001cm" svg:y1="9.5cm" svg:x2="4.002cm" svg:y2="9.5cm" draw:start-shape="id2" draw:start-glue-point="1" draw:end-shape="id3" draw:end-glue-point="3" svg:d="M3001 9500h1001" svg:viewBox="0 0 1002 1">
          <text:p/>
        </draw:connector>
        <draw:connector draw:style-name="gr17" draw:text-style-name="P8" draw:layer="layout" svg:x1="5.002cm" svg:y1="9.999cm" svg:x2="17.902cm" svg:y2="10cm" draw:start-shape="id3" draw:start-glue-point="7" draw:end-shape="id4" svg:d="M5002 9999h6451v1h6449" svg:viewBox="0 0 12901 2">
          <text:p/>
        </draw:connector>
        <draw:frame draw:style-name="gr18" draw:text-style-name="P12" xml:id="id12" draw:id="id12" draw:layer="layout" svg:width="2.297cm" svg:height="1cm" svg:x="16.805cm" svg:y="8.5cm">
          <draw:text-box>
            <text:p>ADDR</text:p>
          </draw:text-box>
        </draw:frame>
        <draw:connector draw:style-name="gr16" draw:text-style-name="P8" draw:layer="layout" svg:x1="6.402cm" svg:y1="9.2cm" svg:x2="6.402cm" svg:y2="13.5cm" draw:start-shape="id5" draw:start-glue-point="8" draw:end-shape="id1" draw:end-glue-point="5" svg:d="M6402 9200v4300" svg:viewBox="0 0 1 4301">
          <text:p/>
        </draw:connector>
        <draw:custom-shape draw:style-name="gr19" draw:text-style-name="P10" xml:id="id8" draw:id="id8" draw:layer="layout" svg:width="2cm" svg:height="2cm" svg:x="9.002cm" svg:y="13cm">
          <draw:glue-point draw:id="4" svg:x="-5cm" svg:y="-2.5cm"/>
          <draw:glue-point draw:id="5" svg:x="-5cm" svg:y="2.5cm"/>
          <draw:glue-point draw:id="6" svg:x="-2.5cm" svg:y="-5cm"/>
          <draw:glue-point draw:id="7" svg:x="2.5cm" svg:y="-5cm"/>
          <draw:glue-point draw:id="8" svg:x="-2cm" svg:y="5cm"/>
          <draw:glue-point draw:id="9" svg:x="2.5cm" svg:y="5cm"/>
          <text:p text:style-name="P10">DATA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7.502cm" svg:y1="10.2cm" svg:x2="7.502cm" svg:y2="13.5cm" draw:start-shape="id6" draw:start-glue-point="8" draw:end-shape="id1" draw:end-glue-point="6" svg:d="M7502 10200v3300" svg:viewBox="0 0 1 3301">
          <text:p/>
        </draw:connector>
        <draw:connector draw:style-name="gr16" draw:text-style-name="P8" draw:layer="layout" svg:x1="9.102cm" svg:y1="9.2cm" svg:x2="9.502cm" svg:y2="13cm" draw:start-shape="id7" draw:start-glue-point="8" draw:end-shape="id8" draw:end-glue-point="6" svg:d="M9102 9200v1901h400v1899" svg:viewBox="0 0 401 3801">
          <text:p/>
        </draw:connector>
        <draw:custom-shape draw:style-name="gr12" draw:text-style-name="P11" xml:id="id5" draw:id="id5" draw:layer="layout" svg:width="0.4cm" svg:height="0.4cm" svg:x="6.2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1.874cm" svg:height="1.673cm" svg:x="6.602cm" svg:y="10.727cm">
          <draw:text-box>
            <text:p>jump</text:p>
            <text:p>wait</text:p>
          </draw:text-box>
        </draw:frame>
        <draw:frame draw:style-name="gr21" draw:text-style-name="P12" draw:layer="layout" svg:width="1.84cm" svg:height="1.673cm" svg:x="9.902cm" svg:y="10.4cm">
          <draw:text-box>
            <text:p>read</text:p>
            <text:p>write</text:p>
          </draw:text-box>
        </draw:frame>
        <draw:custom-shape draw:style-name="gr22" draw:text-style-name="P10" xml:id="id10" draw:id="id10" draw:layer="layout" svg:width="2cm" svg:height="2cm" svg:x="12.002cm" svg:y="13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 text:style-name="P10">COMP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16" draw:text-style-name="P8" draw:layer="layout" svg:x1="12.702cm" svg:y1="9.2cm" svg:x2="12.402cm" svg:y2="13cm" draw:start-shape="id9" draw:start-glue-point="8" draw:end-shape="id10" draw:end-glue-point="11" svg:d="M12702 9200v1901h-300v1899" svg:viewBox="0 0 301 3801">
          <text:p/>
        </draw:connector>
        <draw:connector draw:style-name="gr16" draw:text-style-name="P8" draw:layer="layout" svg:x1="10.502cm" svg:y1="16cm" svg:x2="10.502cm" svg:y2="15cm" draw:start-shape="id11" draw:start-glue-point="5" draw:end-shape="id8" draw:end-glue-point="9" svg:d="M10502 16000v-1000" svg:viewBox="0 0 1 1001">
          <text:p/>
        </draw:connector>
        <draw:custom-shape draw:style-name="gr12" draw:text-style-name="P11" xml:id="id7" draw:id="id7" draw:layer="layout" svg:width="0.4cm" svg:height="0.4cm" svg:x="8.9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1.912cm" svg:height="0.962cm" svg:x="16.7cm" svg:y="11.038cm">
          <draw:text-box>
            <text:p>ports</text:p>
          </draw:text-box>
        </draw:frame>
        <draw:connector draw:style-name="gr16" draw:text-style-name="P8" draw:layer="layout" svg:x1="5.002cm" svg:y1="9.001cm" svg:x2="16.805cm" svg:y2="9cm" draw:start-shape="id3" draw:start-glue-point="6" draw:end-shape="id12" svg:d="M5002 9001h5902v-1h5901" svg:viewBox="0 0 11804 2">
          <text:p/>
        </draw:connector>
        <draw:custom-shape draw:style-name="gr12" draw:text-style-name="P11" xml:id="id9" draw:id="id9" draw:layer="layout" svg:width="0.4cm" svg:height="0.4cm" svg:x="12.5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xml:id="id4" draw:id="id4" draw:layer="layout" svg:width="3.398cm" svg:height="1.2cm" svg:x="17.902cm" svg:y="9.4cm">
          <draw:text-box>
            <text:p>device_en</text:p>
          </draw:text-box>
        </draw:frame>
        <draw:custom-shape draw:style-name="gr12" draw:text-style-name="P11" xml:id="id6" draw:id="id6" draw:layer="layout" svg:width="0.4cm" svg:height="0.4cm" svg:x="7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0.502cm" svg:y1="10.2cm" svg:x2="10.502cm" svg:y2="13cm" draw:start-shape="id13" draw:start-glue-point="8" draw:end-shape="id8" draw:end-glue-point="7" svg:d="M10502 10200v2800" svg:viewBox="0 0 1 2801">
          <text:p/>
        </draw:connector>
        <draw:custom-shape draw:style-name="gr12" draw:text-style-name="P11" xml:id="id13" draw:id="id13" draw:layer="layout" svg:width="0.4cm" svg:height="0.4cm" svg:x="10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3.502cm" svg:y1="10.2cm" svg:x2="13.502cm" svg:y2="13cm" draw:start-shape="id14" draw:start-glue-point="8" draw:end-shape="id10" draw:end-glue-point="10" svg:d="M13502 10200v2800" svg:viewBox="0 0 1 2801">
          <text:p/>
        </draw:connector>
        <draw:custom-shape draw:style-name="gr12" draw:text-style-name="P11" xml:id="id14" draw:id="id14" draw:layer="layout" svg:width="0.4cm" svg:height="0.4cm" svg:x="13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1" draw:id="id11" draw:layer="layout" svg:width="1cm" svg:height="1cm" draw:transform="rotate (-1.5707963267949) translate (11.002cm 16cm)">
          <draw:glue-point draw:id="8" svg:x="3cm" svg:y="4cm"/>
          <draw:glue-point draw:id="9" svg:x="-3cm" svg:y="4cm"/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6" draw:text-style-name="P8" draw:layer="layout" svg:x1="12.502cm" svg:y1="15cm" svg:x2="10.802cm" svg:y2="16.9cm" draw:start-shape="id10" draw:start-glue-point="12" draw:end-shape="id11" draw:end-glue-point="8" svg:d="M12502 15000v2502h-1700v-602" svg:viewBox="0 0 1701 2503">
          <text:p/>
        </draw:connector>
        <draw:connector draw:style-name="gr16" draw:text-style-name="P8" draw:layer="layout" draw:line-skew="3.498cm" svg:x1="9.602cm" svg:y1="15cm" svg:x2="13.502cm" svg:y2="15cm" draw:start-shape="id8" draw:start-glue-point="8" draw:end-shape="id10" draw:end-glue-point="13" svg:d="M9602 15000v4000h3900v-4000" svg:viewBox="0 0 3901 4001">
          <text:p/>
        </draw:connector>
        <draw:custom-shape draw:style-name="gr22" draw:text-style-name="P10" xml:id="id16" draw:id="id16" draw:layer="layout" svg:width="2cm" svg:height="2cm" svg:x="15.002cm" svg:y="13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 text:style-name="P10">OUT</text:p>
          <text:p text:style-name="P10">PORT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16" draw:text-style-name="P8" draw:layer="layout" svg:x1="15.302cm" svg:y1="9.2cm" svg:x2="15.402cm" svg:y2="13cm" draw:start-shape="id15" draw:start-glue-point="8" draw:end-shape="id16" draw:end-glue-point="11" svg:d="M15302 9200v1901h100v1899" svg:viewBox="0 0 101 3801">
          <text:p/>
        </draw:connector>
        <draw:connector draw:style-name="gr16" draw:text-style-name="P8" draw:layer="layout" svg:x1="10.502cm" svg:y1="16cm" svg:x2="10.502cm" svg:y2="15cm" svg:d="M10502 16000v-1000" svg:viewBox="0 0 1 1001">
          <text:p/>
        </draw:connector>
        <draw:connector draw:style-name="gr9" draw:text-style-name="P8" draw:layer="layout" svg:x1="16.602cm" svg:y1="10.2cm" svg:x2="16.502cm" svg:y2="13cm" draw:start-shape="id17" draw:start-glue-point="8" draw:end-shape="id16" draw:end-glue-point="10" svg:d="M16602 10200v1401h-100v1399" svg:viewBox="0 0 101 2801">
          <text:p/>
        </draw:connector>
        <draw:connector draw:style-name="gr16" draw:text-style-name="P8" draw:layer="layout" draw:line-skew="0.298cm" svg:x1="15.502cm" svg:y1="15cm" svg:x2="10.202cm" svg:y2="16.9cm" draw:start-shape="id16" draw:start-glue-point="12" draw:end-shape="id11" draw:end-glue-point="9" svg:d="M15502 15000v2800h-5300v-900" svg:viewBox="0 0 5301 2801">
          <text:p/>
        </draw:connector>
        <draw:connector draw:style-name="gr16" draw:text-style-name="P8" draw:layer="layout" svg:x1="13.702cm" svg:y1="19cm" svg:x2="16.502cm" svg:y2="15cm" draw:start-shape="id18" draw:start-glue-point="10" draw:end-shape="id16" draw:end-glue-point="13" svg:d="M13702 19000h2800v-4000" svg:viewBox="0 0 2801 4001">
          <text:p/>
        </draw:connector>
        <draw:custom-shape draw:style-name="gr12" draw:text-style-name="P11" xml:id="id18" draw:id="id18" draw:layer="layout" svg:width="0.4cm" svg:height="0.4cm" svg:x="13.302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5" draw:id="id15" draw:layer="layout" svg:width="0.4cm" svg:height="0.4cm" svg:x="15.1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7" draw:id="id17" draw:layer="layout" svg:width="0.4cm" svg:height="0.4cm" svg:x="16.4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10.002cm" svg:y1="17.8cm" svg:x2="2.501cm" svg:y2="11cm" draw:start-shape="id19" draw:start-glue-point="6" draw:end-shape="id2" draw:end-glue-point="2" svg:d="M10002 17800h-7501v-6800" svg:viewBox="0 0 7502 6801">
          <text:p/>
        </draw:connector>
        <draw:custom-shape draw:style-name="gr12" draw:text-style-name="P11" xml:id="id19" draw:id="id19" draw:layer="layout" svg:width="0.4cm" svg:height="0.4cm" svg:x="10.00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0.398cm" svg:x1="5.802cm" svg:y1="10.2cm" svg:x2="2.801cm" svg:y2="11cm" draw:start-shape="id20" draw:start-glue-point="8" draw:end-shape="id2" draw:end-glue-point="4" svg:d="M5802 10200v1700h-3001v-900" svg:viewBox="0 0 3002 1701">
          <text:p/>
        </draw:connector>
        <draw:custom-shape draw:style-name="gr12" draw:text-style-name="P11" xml:id="id20" draw:id="id20" draw:layer="layout" svg:width="0.4cm" svg:height="0.4cm" svg:x="5.6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1" draw:id="id21" draw:layer="layout" svg:width="0.4cm" svg:height="0.4cm" svg:x="4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4.5cm" svg:y1="13.8cm" svg:x2="4.502cm" svg:y2="11cm" draw:start-shape="id21" draw:start-glue-point="4" draw:end-shape="id3" draw:end-glue-point="2" svg:d="M4500 13800v-1400h2v-1400" svg:viewBox="0 0 3 2801">
          <text:p/>
        </draw:connector>
        <draw:frame draw:style-name="gr26" draw:text-style-name="P13" draw:layer="layout" svg:width="5.582cm" svg:height="1.927cm" svg:x="0.6cm" svg:y="0.03cm">
          <draw:text-box>
            <text:p><text:span text:style-name="T4">总体结构</text:span></text:p>
          </draw:text-box>
        </draw:frame>
      </draw:page>
      <draw:page draw:name="page3" draw:style-name="dp1" draw:master-page-name="默认">
        <draw:custom-shape draw:style-name="gr15" draw:text-style-name="P10" xml:id="id27" draw:id="id27" draw:layer="layout" svg:width="2cm" svg:height="1cm" svg:x="11cm" svg:y="6.497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cm" svg:height="0.4cm" svg:x="7.3cm" svg:y="9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2" draw:id="id22" draw:layer="layout" svg:width="0.4cm" svg:height="0.4cm" svg:x="3.8cm" svg:y="8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5.2cm" svg:y1="1.2cm" svg:x2="15.2cm" svg:y2="2.3cm">
          <text:p/>
        </draw:line>
        <draw:custom-shape draw:style-name="gr25" draw:text-style-name="P10" draw:layer="layout" svg:width="1.002cm" svg:height="1cm" draw:transform="rotate (1.5707963267949) translate (15cm 3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5.8cm" svg:y1="1.5cm" svg:x2="15.8cm" svg:y2="2.3cm">
          <text:p/>
        </draw:line>
        <draw:frame draw:style-name="gr27" draw:text-style-name="P12" draw:layer="layout" svg:width="1.205cm" svg:height="0.962cm" svg:x="15.7cm" svg:y="1.1cm">
          <draw:text-box>
            <text:p>en</text:p>
          </draw:text-box>
        </draw:frame>
        <draw:line draw:style-name="gr16" draw:text-style-name="P8" draw:layer="layout" svg:x1="18.195cm" svg:y1="1.2cm" svg:x2="18.195cm" svg:y2="2.3cm">
          <text:p/>
        </draw:line>
        <draw:custom-shape draw:style-name="gr25" draw:text-style-name="P10" draw:layer="layout" svg:width="1.002cm" svg:height="1cm" draw:transform="rotate (1.5707963267949) translate (17.995cm 3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8.795cm" svg:y1="1.5cm" svg:x2="18.795cm" svg:y2="2.3cm">
          <text:p/>
        </draw:line>
        <draw:frame draw:style-name="gr27" draw:text-style-name="P12" draw:layer="layout" svg:width="1.205cm" svg:height="0.962cm" svg:x="18.695cm" svg:y="1.1cm">
          <draw:text-box>
            <text:p>en</text:p>
          </draw:text-box>
        </draw:frame>
        <draw:line draw:style-name="gr28" draw:text-style-name="P8" draw:layer="layout" svg:x1="18.5cm" svg:y1="4.5cm" svg:x2="18.5cm" svg:y2="3.2cm">
          <text:p/>
        </draw:line>
        <draw:custom-shape draw:style-name="gr25" draw:text-style-name="P10" draw:layer="layout" svg:width="1.002cm" svg:height="1cm" svg:x="13.3cm" svg:y="3.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8.5cm" svg:y1="4.5cm" svg:x2="14.2cm" svg:y2="4.5cm">
          <text:p/>
        </draw:line>
        <draw:line draw:style-name="gr28" draw:text-style-name="P8" draw:layer="layout" svg:x1="15.5cm" svg:y1="3.9cm" svg:x2="15.5cm" svg:y2="3.2cm">
          <text:p/>
        </draw:line>
        <draw:line draw:style-name="gr16" draw:text-style-name="P8" draw:layer="layout" svg:x1="15.5cm" svg:y1="3.9cm" svg:x2="14.2cm" svg:y2="3.9cm">
          <text:p/>
        </draw:line>
        <draw:line draw:style-name="gr28" draw:text-style-name="P8" draw:layer="layout" svg:x1="12.7cm" svg:y1="4.2cm" svg:x2="13.3cm" svg:y2="4.2cm">
          <text:p/>
        </draw:line>
        <draw:custom-shape draw:style-name="gr15" draw:text-style-name="P10" xml:id="id26" draw:id="id26" draw:layer="layout" svg:width="2cm" svg:height="1cm" svg:x="8cm" svg:y="6.497cm">
          <text:p text:style-name="P10">取</text:p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768cm" svg:height="0.962cm" svg:x="9.032cm" svg:y="7.745cm">
          <draw:text-box>
            <text:p>addr</text:p>
          </draw:text-box>
        </draw:frame>
        <draw:custom-shape draw:style-name="gr12" draw:text-style-name="P11" draw:layer="layout" svg:width="0.4cm" svg:height="0.4cm" svg:x="5.8cm" svg:y="8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28" draw:id="id28" draw:layer="layout" svg:width="2cm" svg:height="1cm" svg:x="14cm" svg:y="6.497cm">
          <draw:glue-point draw:id="4" svg:x="-2.5cm" svg:y="5cm"/>
          <text:p text:style-name="P10">射</text:p>
          <draw:enhanced-geometry svg:viewBox="0 0 21600 21600" draw:type="rectangle" draw:enhanced-path="M 0 0 L 21600 0 21600 21600 0 21600 0 0 Z N"/>
        </draw:custom-shape>
        <draw:custom-shape draw:style-name="gr30" draw:text-style-name="P10" xml:id="id24" draw:id="id24" draw:layer="layout" svg:width="2cm" svg:height="3cm" svg:x="1cm" svg:y="7.499cm">
          <text:p text:style-name="P10">内存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1" draw:text-style-name="P10" xml:id="id25" draw:id="id25" draw:layer="layout" svg:width="2cm" svg:height="1cm" svg:x="5cm" svg:y="9.499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1" draw:text-style-name="P10" xml:id="id23" draw:id="id23" draw:layer="layout" svg:width="2cm" svg:height="1cm" svg:x="5cm" svg:y="6.497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" draw:text-style-name="P8" draw:layer="layout" svg:x1="4cm" svg:y1="8.799cm" svg:x2="5cm" svg:y2="6.997cm" draw:start-shape="id22" draw:start-glue-point="4" draw:end-shape="id23" draw:end-glue-point="3" svg:d="M4000 8799v-1802h1000" svg:viewBox="0 0 1001 1803">
          <text:p/>
        </draw:connector>
        <draw:connector draw:style-name="gr16" draw:text-style-name="P8" draw:layer="layout" svg:x1="3cm" svg:y1="8.999cm" svg:x2="5cm" svg:y2="9.999cm" draw:start-shape="id24" draw:start-glue-point="7" draw:end-shape="id25" svg:d="M3000 8999h1001v1000h999" svg:viewBox="0 0 2001 1001">
          <text:p/>
        </draw:connector>
        <draw:connector draw:style-name="gr16" draw:text-style-name="P8" draw:layer="layout" svg:x1="7cm" svg:y1="6.997cm" svg:x2="8cm" svg:y2="6.997cm" draw:start-shape="id23" draw:start-glue-point="1" draw:end-shape="id26" draw:end-glue-point="3" svg:d="M7000 6997h1000" svg:viewBox="0 0 1001 1">
          <text:p/>
        </draw:connector>
        <draw:connector draw:style-name="gr16" draw:text-style-name="P8" draw:layer="layout" svg:x1="10cm" svg:y1="6.997cm" svg:x2="11cm" svg:y2="6.997cm" draw:start-shape="id26" draw:start-glue-point="1" draw:end-shape="id27" draw:end-glue-point="3" svg:d="M10000 6997h1000" svg:viewBox="0 0 1001 1">
          <text:p/>
        </draw:connector>
        <draw:custom-shape draw:style-name="gr15" draw:text-style-name="P10" xml:id="id29" draw:id="id29" draw:layer="layout" svg:width="2cm" svg:height="1cm" svg:x="10cm" svg:y="11.499cm">
          <draw:glue-point draw:id="4" svg:x="-3cm" svg:y="-5cm"/>
          <draw:glue-point draw:id="5" svg:x="3cm" svg:y="-5cm"/>
          <text:p text:style-name="P10">算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3cm" svg:y1="6.997cm" svg:x2="14cm" svg:y2="6.997cm" draw:start-shape="id27" draw:start-glue-point="1" draw:end-shape="id28" svg:d="M13000 6997h1000" svg:viewBox="0 0 1001 1">
          <text:p/>
        </draw:connector>
        <draw:connector draw:style-name="gr16" draw:text-style-name="P8" draw:layer="layout" svg:x1="15cm" svg:y1="7.497cm" svg:x2="11cm" svg:y2="11.499cm" draw:start-shape="id28" draw:start-glue-point="2" draw:end-shape="id29" draw:end-glue-point="0" svg:d="M15000 7497v2001h-4000v2001" svg:viewBox="0 0 4001 4003">
          <text:p/>
        </draw:connector>
        <draw:connector draw:style-name="gr16" draw:text-style-name="P8" draw:layer="layout" svg:x1="7cm" svg:y1="9.999cm" svg:x2="10.4cm" svg:y2="11.499cm" draw:start-shape="id25" draw:start-glue-point="1" draw:end-shape="id29" draw:end-glue-point="4" svg:d="M7000 9999h3400v1500" svg:viewBox="0 0 3401 1501">
          <text:p/>
        </draw:connector>
        <draw:connector draw:style-name="gr16" draw:text-style-name="P8" draw:layer="layout" svg:x1="11cm" svg:y1="12.499cm" svg:x2="6cm" svg:y2="10.499cm" draw:start-shape="id29" draw:start-glue-point="2" draw:end-shape="id25" draw:end-glue-point="2" svg:d="M11000 12499v501h-5000v-2501" svg:viewBox="0 0 5001 2502">
          <text:p/>
        </draw:connector>
        <draw:connector draw:style-name="gr16" draw:text-style-name="P8" draw:layer="layout" draw:line-skew="0cm 0.498cm" svg:x1="7cm" svg:y1="9.999cm" svg:x2="2cm" svg:y2="10.499cm" draw:start-shape="id25" draw:start-glue-point="1" draw:end-shape="id24" draw:end-glue-point="6" svg:d="M7000 9999h502v1500h-5502v-1000" svg:viewBox="0 0 5503 1501">
          <text:p/>
        </draw:connector>
        <draw:connector draw:style-name="gr17" draw:text-style-name="P8" draw:layer="layout" draw:line-skew="0.5cm" svg:x1="14.5cm" svg:y1="7.497cm" svg:x2="6cm" svg:y2="7.497cm" draw:start-shape="id28" draw:start-glue-point="4" draw:end-shape="id23" draw:end-glue-point="2" svg:d="M14500 7497v1002h-8500v-1002" svg:viewBox="0 0 8501 1003">
          <text:p/>
        </draw:connector>
        <draw:line draw:style-name="gr17" draw:text-style-name="P8" draw:layer="layout" svg:x1="6cm" svg:y1="8.699cm" svg:x2="6cm" svg:y2="9.499cm">
          <text:p/>
        </draw:line>
        <draw:connector draw:style-name="gr16" draw:text-style-name="P8" draw:layer="layout" svg:x1="6cm" svg:y1="6.497cm" svg:x2="2cm" svg:y2="7.499cm" draw:start-shape="id23" draw:start-glue-point="0" draw:end-shape="id24" draw:end-glue-point="4" svg:d="M6000 6497v-501h-4000v1503" svg:viewBox="0 0 4001 1504">
          <text:p/>
        </draw:connector>
        <draw:line draw:style-name="gr17" draw:text-style-name="P8" draw:layer="layout" svg:x1="5.8cm" svg:y1="8.499cm" svg:x2="3cm" svg:y2="8.499cm">
          <text:p/>
        </draw:line>
        <draw:frame draw:style-name="gr26" draw:text-style-name="P13" draw:layer="layout" svg:width="5.582cm" svg:height="1.927cm" svg:x="0.6cm" svg:y="0.029cm">
          <draw:text-box>
            <text:p><text:span text:style-name="T4">总体结构</text:span></text:p>
          </draw:text-box>
        </draw:frame>
      </draw:page>
      <draw:page draw:name="page4" draw:style-name="dp1" draw:master-page-name="默认">
        <draw:frame draw:style-name="gr26" draw:text-style-name="P13" draw:layer="layout" svg:width="6.852cm" svg:height="1.927cm" svg:x="0cm" svg:y="0cm">
          <draw:text-box>
            <text:p><text:span text:style-name="T4">指令寄存器</text:span></text:p>
          </draw:text-box>
        </draw:frame>
        <draw:custom-shape draw:style-name="gr32" draw:text-style-name="P10" draw:layer="layout" svg:width="1cm" svg:height="1cm" svg:x="4.001cm" svg:y="3.001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5" draw:style-name="dp1" draw:master-page-name="默认">
        <draw:frame draw:style-name="gr26" draw:text-style-name="P13" draw:layer="layout" svg:width="5.582cm" svg:height="1.927cm" svg:x="0.6cm" svg:y="0.031cm">
          <draw:text-box>
            <text:p><text:span text:style-name="T4">取指器</text:span></text:p>
          </draw:text-box>
        </draw:frame>
        <draw:custom-shape draw:style-name="gr33" draw:text-style-name="P14" xml:id="id31" draw:id="id31" draw:layer="layout" svg:width="3cm" svg:height="1cm" svg:x="3cm" svg:y="11cm">
          <text:p text:style-name="P10"><text:span text:style-name="T5">取指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3cm" svg:height="1cm" svg:x="3.001cm" svg:y="7.001cm">
          <text:p text:style-name="P10"><text:span text:style-name="T5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3cm" svg:height="1cm" svg:x="3.001cm" svg:y="9.001cm">
          <text:p text:style-name="P10"><text:span text:style-name="T5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4" draw:layer="layout" svg:width="3cm" svg:height="1cm" svg:x="3.001cm" svg:y="5.001cm">
          <text:p text:style-name="P10"><text:span text:style-name="T5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.501cm" svg:y1="4.001cm" svg:x2="4.501cm" svg:y2="5.001cm">
          <text:p/>
        </draw:line>
        <draw:line draw:style-name="gr16" draw:text-style-name="P8" draw:layer="layout" svg:x1="4.501cm" svg:y1="6.001cm" svg:x2="4.501cm" svg:y2="7.001cm">
          <text:p/>
        </draw:line>
        <draw:line draw:style-name="gr16" draw:text-style-name="P8" draw:layer="layout" svg:x1="4.5cm" svg:y1="10cm" svg:x2="4.5cm" svg:y2="11cm">
          <text:p/>
        </draw:line>
        <draw:custom-shape draw:style-name="gr32" draw:text-style-name="P10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5" draw:text-style-name="P16" draw:layer="layout" svg:width="7.999cm" svg:height="0.972cm" svg:x="6.001cm" svg:y="7.028cm">
          <text:p text:style-name="P15"><text:span text:style-name="T5">输出初始化寄存器的指令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8" draw:layer="layout" svg:x1="4.5cm" svg:y1="8cm" svg:x2="4.5cm" svg:y2="9cm">
          <text:p/>
        </draw:line>
        <draw:custom-shape draw:style-name="gr35" draw:text-style-name="P17" draw:layer="layout" svg:width="7.999cm" svg:height="0.972cm" svg:x="6.001cm" svg:y="11.028cm">
          <text:p text:style-name="P15"><text:span text:style-name="T6">irp=0; irpn=irp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4" draw:layer="layout" svg:width="3cm" svg:height="1cm" svg:x="3cm" svg:y="13cm">
          <text:p text:style-name="P10"><text:span text:style-name="T5">指令匹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4" draw:layer="layout" svg:width="3cm" svg:height="1cm" svg:x="3cm" svg:y="17cm">
          <text:p text:style-name="P10"><text:span text:style-name="T5">当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4" draw:layer="layout" svg:width="3cm" svg:height="1cm" svg:x="3cm" svg:y="15cm">
          <text:p text:style-name="P10"><text:span text:style-name="T5">取参数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xml:id="id30" draw:id="id30" draw:layer="layout" svg:width="3cm" svg:height="1cm" svg:x="3cm" svg:y="19cm">
          <text:p text:style-name="P10"><text:span text:style-name="T5">执行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0cm -0.499cm" svg:x1="4.5cm" svg:y1="20cm" svg:x2="3cm" svg:y2="11.5cm" draw:start-shape="id30" draw:start-glue-point="2" draw:end-shape="id31" draw:end-glue-point="3" svg:d="M4500 20000v501h-2500v-9001h1000" svg:viewBox="0 0 2501 9002">
          <text:p/>
        </draw:connector>
        <draw:line draw:style-name="gr16" draw:text-style-name="P8" draw:layer="layout" svg:x1="4.5cm" svg:y1="14cm" svg:x2="4.5cm" svg:y2="15cm">
          <text:p/>
        </draw:line>
        <draw:line draw:style-name="gr16" draw:text-style-name="P8" draw:layer="layout" svg:x1="4.5cm" svg:y1="12cm" svg:x2="4.5cm" svg:y2="13cm">
          <text:p/>
        </draw:line>
        <draw:line draw:style-name="gr16" draw:text-style-name="P8" draw:layer="layout" svg:x1="4.5cm" svg:y1="18cm" svg:x2="4.5cm" svg:y2="19cm">
          <text:p/>
        </draw:line>
        <draw:line draw:style-name="gr16" draw:text-style-name="P8" draw:layer="layout" svg:x1="4.5cm" svg:y1="16cm" svg:x2="4.5cm" svg:y2="17cm">
          <text:p/>
        </draw:line>
      </draw:page>
      <draw:page draw:name="page6" draw:style-name="dp1" draw:master-page-name="默认">
        <draw:frame draw:style-name="gr26" draw:text-style-name="P13" draw:layer="layout" svg:width="5.582cm" svg:height="1.927cm" svg:x="0.6cm" svg:y="0.03cm">
          <draw:text-box>
            <text:p><text:span text:style-name="T4">译码结构</text:span></text:p>
          </draw:text-box>
        </draw:frame>
        <draw:g xml:id="id33" draw:id="id33">
          <draw:frame draw:style-name="gr36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37" draw:text-style-name="P3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38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10" draw:layer="layout" svg:width="1.999cm" svg:height="1cm" svg:x="14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33" draw:text-style-name="P10" xml:id="id42" draw:id="id42" draw:layer="layout" svg:width="3cm" svg:height="1cm" svg:x="5cm" svg:y="3cm">
          <text:p text:style-name="P10">状态选择</text:p>
          <draw:enhanced-geometry svg:viewBox="0 0 21600 21600" draw:type="rectangle" draw:enhanced-path="M 0 0 L 21600 0 21600 21600 0 21600 0 0 Z N"/>
        </draw:custom-shape>
        <draw:custom-shape draw:style-name="gr40" draw:text-style-name="P10" xml:id="id34" draw:id="id34" draw:layer="layout" svg:width="2cm" svg:height="1cm" svg:x="10cm" svg:y="3cm">
          <text:p text:style-name="P10">初始化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36" draw:id="id36" draw:layer="layout" svg:width="2cm" svg:height="1cm" svg:x="10cm" svg:y="5cm">
          <text:p text:style-name="P10">加载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38" draw:id="id38" draw:layer="layout" svg:width="2cm" svg:height="1cm" svg:x="10cm" svg:y="7cm">
          <text:p text:style-name="P10">比较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40" draw:id="id40" draw:layer="layout" svg:width="2cm" svg:height="1cm" svg:x="10cm" svg:y="9cm">
          <text:p text:style-name="P10">跳转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41" draw:text-style-name="P12" draw:layer="layout" svg:width="3.677cm" svg:height="1.085cm" svg:x="9.4cm" svg:y="1.4cm">
          <draw:text-box>
            <text:p>指令译码器</text:p>
          </draw:text-box>
        </draw:frame>
        <draw:custom-shape draw:style-name="gr42" draw:text-style-name="P10" xml:id="id32" draw:id="id32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6" draw:text-style-name="P8" draw:layer="layout" svg:x1="5cm" svg:y1="6cm" svg:x2="3.2cm" svg:y2="6cm" draw:start-shape="id32" draw:start-glue-point="6" draw:end-shape="id33" draw:end-glue-point="1" svg:d="M5000 6000h-1800" svg:viewBox="0 0 1801 1">
          <text:p/>
        </draw:connector>
        <draw:line draw:style-name="gr16" draw:text-style-name="P8" xml:id="id35" draw:id="id35" draw:layer="layout" svg:x1="7cm" svg:y1="5.3cm" svg:x2="6cm" svg:y2="5.3cm">
          <text:p/>
        </draw:line>
        <draw:line draw:style-name="gr16" draw:text-style-name="P8" xml:id="id37" draw:id="id37" draw:layer="layout" svg:x1="8cm" svg:y1="5.7cm" svg:x2="6cm" svg:y2="5.7cm">
          <text:p/>
        </draw:line>
        <draw:line draw:style-name="gr16" draw:text-style-name="P8" xml:id="id39" draw:id="id39" draw:layer="layout" svg:x1="7.5cm" svg:y1="6.1cm" svg:x2="6cm" svg:y2="6.1cm">
          <text:p/>
        </draw:line>
        <draw:line draw:style-name="gr16" draw:text-style-name="P8" xml:id="id41" draw:id="id41" draw:layer="layout" svg:x1="7cm" svg:y1="6.5cm" svg:x2="6cm" svg:y2="6.5cm">
          <text:p/>
        </draw:line>
        <draw:connector draw:style-name="gr43" draw:text-style-name="P8" draw:layer="layout" svg:x1="11cm" svg:y1="4cm" svg:x2="7cm" svg:y2="5.3cm" draw:start-shape="id34" draw:start-glue-point="2" draw:end-shape="id35" draw:end-glue-point="1" svg:d="M11000 4000v576h-4000v724" svg:viewBox="0 0 4001 1301">
          <text:p/>
        </draw:connector>
        <draw:connector draw:style-name="gr44" draw:text-style-name="P10" draw:layer="layout" svg:x1="11cm" svg:y1="6cm" svg:x2="8cm" svg:y2="5.7cm" draw:start-shape="id36" draw:start-glue-point="2" draw:end-shape="id37" draw:end-glue-point="1" svg:d="M11000 6000v502h-3000v-802" svg:viewBox="0 0 3001 803">
          <text:p/>
        </draw:connector>
        <draw:connector draw:style-name="gr44" draw:text-style-name="P10" draw:layer="layout" svg:x1="11cm" svg:y1="8cm" svg:x2="7.5cm" svg:y2="6.1cm" draw:start-shape="id38" draw:start-glue-point="2" draw:end-shape="id39" draw:end-glue-point="1" svg:d="M11000 8000v502h-3500v-2402" svg:viewBox="0 0 3501 2403">
          <text:p/>
        </draw:connector>
        <draw:connector draw:style-name="gr44" draw:text-style-name="P10" draw:layer="layout" svg:x1="11cm" svg:y1="10cm" svg:x2="7cm" svg:y2="6.5cm" draw:start-shape="id40" draw:start-glue-point="2" draw:end-shape="id41" draw:end-glue-point="1" svg:d="M11000 10000v502h-4000v-4002" svg:viewBox="0 0 4001 4003">
          <text:p/>
        </draw:connector>
        <draw:line draw:style-name="gr45" draw:text-style-name="P8" draw:layer="layout" svg:x1="5.5cm" svg:y1="4cm" svg:x2="5.5cm" svg:y2="5.2cm">
          <text:p/>
        </draw:line>
        <draw:line draw:style-name="gr16" draw:text-style-name="P8" draw:layer="layout" svg:x1="3.4cm" svg:y1="3.4cm" svg:x2="5cm" svg:y2="3.4cm">
          <text:p/>
        </draw:line>
        <draw:connector draw:style-name="gr16" draw:text-style-name="P8" xml:id="id43" draw:id="id43" draw:layer="layout" svg:x1="8cm" svg:y1="3.5cm" svg:x2="10cm" svg:y2="3.5cm" draw:start-shape="id42" draw:start-glue-point="1" draw:end-shape="id34" draw:end-glue-point="5" svg:d="M8000 3500h2000" svg:viewBox="0 0 2001 1">
          <text:p/>
        </draw:connector>
        <draw:connector draw:style-name="gr16" draw:text-style-name="P8" xml:id="id44" draw:id="id44" draw:layer="layout" svg:x1="9cm" svg:y1="3.5cm" svg:x2="10cm" svg:y2="5.5cm" draw:start-shape="id43" draw:start-glue-point="0" draw:end-shape="id36" draw:end-glue-point="5" svg:d="M9000 3500v2000h1000" svg:viewBox="0 0 1001 2001">
          <text:p/>
        </draw:connector>
        <draw:connector draw:style-name="gr16" draw:text-style-name="P8" xml:id="id45" draw:id="id45" draw:layer="layout" svg:x1="9cm" svg:y1="5.5cm" svg:x2="10cm" svg:y2="7.5cm" draw:start-shape="id44" draw:start-glue-point="0" draw:end-shape="id38" draw:end-glue-point="5" svg:d="M9000 5500v2000h1000" svg:viewBox="0 0 1001 2001">
          <text:p/>
        </draw:connector>
        <draw:connector draw:style-name="gr16" draw:text-style-name="P8" draw:layer="layout" svg:x1="9cm" svg:y1="7.5cm" svg:x2="10cm" svg:y2="9.5cm" draw:start-shape="id45" draw:start-glue-point="0" draw:end-shape="id40" draw:end-glue-point="5" svg:d="M9000 7500v2000h1000" svg:viewBox="0 0 1001 2001">
          <text:p/>
        </draw:connector>
        <draw:custom-shape draw:style-name="gr12" draw:text-style-name="P11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默认">
        <draw:frame draw:style-name="gr26" draw:text-style-name="P13" draw:layer="layout" svg:width="5.582cm" svg:height="1.927cm" svg:x="0.6cm" svg:y="0.029cm">
          <draw:text-box>
            <text:p><text:span text:style-name="T4">译码状态</text:span></text:p>
          </draw:text-box>
        </draw:frame>
        <draw:custom-shape draw:style-name="gr15" draw:text-style-name="P10" draw:layer="layout" svg:width="2cm" svg:height="1cm" svg:x="8.5cm" svg:y="4.5cm">
          <text:p text:style-name="P10">复位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3cm" svg:height="1cm" svg:x="2.1cm" svg:y="8.4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34" draw:text-style-name="P10" xml:id="id48" draw:id="id48" draw:layer="layout" svg:width="3cm" svg:height="1cm" svg:x="7.1cm" svg:y="15.4cm">
          <text:p text:style-name="P10">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8" draw:layer="layout" svg:x1="3.6cm" svg:y1="20.4cm" svg:x2="2.108cm" svg:y2="12.9cm" draw:start-shape="id46" draw:start-glue-point="6" draw:end-shape="id47" draw:end-glue-point="3" svg:d="M3600 20400v502h-2001v-8002h509" svg:viewBox="0 0 2002 8003">
          <text:p/>
        </draw:connector>
        <draw:custom-shape draw:style-name="gr46" draw:text-style-name="P10" draw:layer="layout" svg:width="2cm" svg:height="1cm" svg:x="10.6cm" svg:y="20.4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7" draw:text-style-name="P10" draw:layer="layout" svg:width="1.6cm" svg:height="0.3cm" svg:x="5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10" draw:layer="layout" svg:width="3cm" svg:height="1cm" svg:x="7.1cm" svg:y="8.4cm">
          <text:p text:style-name="P10">load_in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8" draw:layer="layout" svg:x1="3.608cm" svg:y1="13.4cm" svg:x2="8.6cm" svg:y2="15.4cm" draw:start-shape="id47" draw:start-glue-point="2" draw:end-shape="id48" draw:end-glue-point="4" svg:d="M3608 13400v1000h4992v1000" svg:viewBox="0 0 4993 2001">
          <text:p/>
        </draw:connector>
        <draw:custom-shape draw:style-name="gr34" draw:text-style-name="P10" draw:layer="layout" svg:width="3cm" svg:height="1cm" svg:x="2.1cm" svg:y="6.4cm">
          <text:p text:style-name="P10">cash初始化完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1.6cm" svg:y1="4.5cm" svg:x2="3.1cm" svg:y2="4.5cm">
          <text:p/>
        </draw:line>
        <draw:frame draw:style-name="gr50" draw:text-style-name="P12" draw:layer="layout" svg:width="2.09cm" svg:height="0.962cm" svg:x="1cm" svg:y="3.3cm">
          <draw:text-box>
            <text:p>!rst_n</text:p>
          </draw:text-box>
        </draw:frame>
        <draw:custom-shape draw:style-name="gr33" draw:text-style-name="P10" xml:id="id47" draw:id="id47" draw:layer="layout" svg:width="3cm" svg:height="1cm" svg:x="2.108cm" svg:y="12.4cm">
          <text:p text:style-name="P10">读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3cm" svg:height="1cm" svg:x="2.1cm" svg:y="10.4cm">
          <text:p text:style-name="P10">!load_bus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0" draw:layer="layout" svg:width="3cm" svg:height="1cm" svg:x="7.2cm" svg:y="17.4cm">
          <text:p text:style-name="P10">保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3cm" svg:height="1cm" svg:x="2.1cm" svg:y="15.4cm">
          <text:p text:style-name="P10">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0" draw:layer="layout" svg:width="3cm" svg:height="1cm" svg:x="2.1cm" svg:y="17.4cm">
          <text:p text:style-name="P10">读参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xml:id="id46" draw:id="id46" draw:layer="layout" svg:width="3cm" svg:height="1cm" svg:x="2.1cm" svg:y="19.4cm">
          <text:p text:style-name="P10">!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3.6cm" svg:y1="13.4cm" svg:x2="3.6cm" svg:y2="15.4cm">
          <text:p/>
        </draw:line>
        <draw:custom-shape draw:style-name="gr34" draw:text-style-name="P10" xml:id="id49" draw:id="id49" draw:layer="layout" svg:width="3cm" svg:height="1cm" svg:x="7.1cm" svg:y="19.4cm">
          <text:p text:style-name="P10">!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8" draw:layer="layout" svg:x1="8.6cm" svg:y1="20.4cm" svg:x2="3.8cm" svg:y2="20.9cm" draw:start-shape="id49" draw:start-glue-point="6" draw:end-shape="id50" draw:end-glue-point="10" svg:d="M8600 20400v502h-3149v-2h-1651" svg:viewBox="0 0 4801 503">
          <text:p/>
        </draw:connector>
        <draw:custom-shape draw:style-name="gr12" draw:text-style-name="P11" xml:id="id50" draw:id="id50" draw:layer="layout" svg:width="0.4cm" svg:height="0.4cm" svg:x="3.4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3.6cm" svg:y1="16.4cm" svg:x2="3.6cm" svg:y2="17.4cm">
          <text:p/>
        </draw:line>
        <draw:line draw:style-name="gr16" draw:text-style-name="P8" draw:layer="layout" svg:x1="3.6cm" svg:y1="18.4cm" svg:x2="3.6cm" svg:y2="19.4cm">
          <text:p/>
        </draw:line>
        <draw:line draw:style-name="gr16" draw:text-style-name="P8" draw:layer="layout" svg:x1="8.6cm" svg:y1="16.4cm" svg:x2="8.6cm" svg:y2="17.4cm">
          <text:p/>
        </draw:line>
        <draw:line draw:style-name="gr16" draw:text-style-name="P8" draw:layer="layout" svg:x1="8.6cm" svg:y1="18.4cm" svg:x2="8.6cm" svg:y2="19.4cm">
          <text:p/>
        </draw:line>
        <draw:line draw:style-name="gr16" draw:text-style-name="P8" draw:layer="layout" svg:x1="4cm" svg:y1="5cm" svg:x2="4cm" svg:y2="6cm">
          <text:p/>
        </draw:line>
        <draw:line draw:style-name="gr16" draw:text-style-name="P8" draw:layer="layout" svg:x1="3.6cm" svg:y1="7.4cm" svg:x2="3.6cm" svg:y2="8.4cm">
          <text:p/>
        </draw:line>
        <draw:line draw:style-name="gr16" draw:text-style-name="P8" draw:layer="layout" svg:x1="3.6cm" svg:y1="9.4cm" svg:x2="3.6cm" svg:y2="10.4cm">
          <text:p/>
        </draw:line>
        <draw:line draw:style-name="gr16" draw:text-style-name="P8" draw:layer="layout" svg:x1="3.6cm" svg:y1="11.4cm" svg:x2="3.6cm" svg:y2="12.4cm">
          <text:p/>
        </draw:line>
        <draw:custom-shape draw:style-name="gr51" draw:text-style-name="P10" draw:layer="layout" svg:width="2cm" svg:height="1cm" svg:x="3cm" svg:y="4cm">
          <text:p text:style-name="P10">复位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8" draw:style-name="dp1" draw:master-page-name="默认">
        <draw:frame draw:style-name="gr26" draw:text-style-name="P13" draw:layer="layout" svg:width="5.582cm" svg:height="1.927cm" svg:x="0.6cm" svg:y="0.03cm">
          <draw:text-box>
            <text:p><text:span text:style-name="T4">译码结构</text:span></text:p>
          </draw:text-box>
        </draw:frame>
        <draw:g>
          <draw:frame draw:style-name="gr52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53" draw:text-style-name="P18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4" draw:text-style-name="P10" xml:id="id52" draw:id="id52" draw:layer="layout" svg:width="3cm" svg:height="2cm" svg:x="14cm" svg:y="3cm">
          <text:p text:style-name="P10">loade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55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53" draw:text-style-name="P18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4" draw:text-style-name="P10" xml:id="id51" draw:id="id51" draw:layer="layout" svg:width="3cm" svg:height="2cm" svg:x="9cm" svg:y="3cm">
          <text:p text:style-name="P10">译码状态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2cm" svg:y1="4cm" svg:x2="14cm" svg:y2="4cm" draw:start-shape="id51" draw:start-glue-point="1" draw:end-shape="id52" draw:end-glue-point="3" svg:d="M12000 4000h2000" svg:viewBox="0 0 2001 1">
          <text:p/>
        </draw:connector>
        <draw:connector draw:style-name="gr16" draw:text-style-name="P8" draw:layer="layout" draw:line-skew="1.499cm" svg:x1="15.5cm" svg:y1="5cm" svg:x2="10.5cm" svg:y2="5cm" draw:start-shape="id52" draw:start-glue-point="2" draw:end-shape="id51" draw:end-glue-point="2" svg:d="M15500 5000v2000h-5000v-2000" svg:viewBox="0 0 5001 2001">
          <text:p/>
        </draw:connector>
        <draw:custom-shape draw:style-name="gr54" draw:text-style-name="P10" xml:id="id54" draw:id="id54" draw:layer="layout" svg:width="3cm" svg:height="2cm" svg:x="14cm" svg:y="8cm">
          <text:p text:style-name="P10">jump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svg:x1="12.7cm" svg:y1="4.2cm" svg:x2="14cm" svg:y2="9cm" draw:start-shape="id53" draw:start-glue-point="8" draw:end-shape="id54" draw:end-glue-point="3" svg:d="M12700 4200v4800h1300" svg:viewBox="0 0 1301 4801">
          <text:p/>
        </draw:connector>
        <draw:connector draw:style-name="gr16" draw:text-style-name="P8" draw:layer="layout" svg:x1="15.5cm" svg:y1="10cm" svg:x2="10.5cm" svg:y2="7.2cm" draw:start-shape="id54" draw:start-glue-point="2" draw:end-shape="id55" draw:end-glue-point="8" svg:d="M15500 10000v501h-5000v-3301" svg:viewBox="0 0 5001 3302">
          <text:p/>
        </draw:connector>
        <draw:custom-shape draw:style-name="gr12" draw:text-style-name="P11" xml:id="id53" draw:id="id53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55" draw:id="id55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2.471cm" svg:height="1.673cm" svg:x="15.5cm" svg:y="5.443cm">
          <draw:text-box>
            <text:p>busy</text:p>
            <text:p>read_p</text:p>
          </draw:text-box>
        </draw:frame>
        <draw:frame draw:style-name="gr27" draw:text-style-name="P12" draw:layer="layout" svg:width="1.205cm" svg:height="0.962cm" svg:x="11.895cm" svg:y="3.046cm">
          <draw:text-box>
            <text:p>en</text:p>
          </draw:text-box>
        </draw:frame>
        <draw:frame draw:style-name="gr57" draw:text-style-name="P12" draw:layer="layout" svg:width="2.471cm" svg:height="0.962cm" svg:x="10.5cm" svg:y="9.546cm">
          <draw:text-box>
            <text:p>read_p</text:p>
          </draw:text-box>
        </draw:frame>
        <draw:custom-shape draw:style-name="gr54" draw:text-style-name="P10" draw:layer="layout" svg:width="3cm" svg:height="2cm" svg:x="3cm" svg:y="8cm">
          <text:p text:style-name="P10">IR add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1" xml:id="id56" draw:id="id56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15.5cm" svg:y1="10.7cm" svg:x2="10.95cm" svg:y2="12.1cm" draw:start-shape="id56" draw:start-glue-point="8" draw:end-shape="id57" svg:d="M15500 10700v701h-4550v699" svg:viewBox="0 0 4551 1401">
          <text:p/>
        </draw:connector>
        <draw:frame draw:style-name="gr27" draw:text-style-name="P12" draw:layer="layout" svg:width="1.205cm" svg:height="0.962cm" svg:x="6.095cm" svg:y="8.1cm">
          <draw:text-box>
            <text:p>irp</text:p>
          </draw:text-box>
        </draw:frame>
        <draw:custom-shape draw:style-name="gr58" draw:text-style-name="P10" xml:id="id57" draw:id="id57" draw:layer="layout" svg:width="16.9cm" svg:height="0.8cm" svg:x="2.5cm" svg:y="12.1cm">
          <text:p text:style-name="P10">addr_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9" draw:style-name="dp1" draw:master-page-name="默认">
        <draw:frame draw:style-name="gr59" draw:text-style-name="P13" draw:layer="layout" svg:width="8.122cm" svg:height="1.927cm" svg:x="0.6cm" svg:y="0.03cm">
          <draw:text-box>
            <text:p><text:span text:style-name="T4">指令地址运算</text:span></text:p>
          </draw:text-box>
        </draw:frame>
        <draw:custom-shape draw:style-name="gr15" draw:text-style-name="P10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3cm" svg:height="1cm" svg:x="3cm" svg:y="7cm">
          <text:p text:style-name="P10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3cm" svg:height="1cm" svg:x="3cm" svg:y="9cm">
          <text:p text:style-name="P10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0" xml:id="id61" draw:id="id61" draw:layer="layout" svg:width="3cm" svg:height="1cm" svg:x="3cm" svg:y="11cm">
          <text:p text:style-name="P10">暂停</text:p>
          <draw:enhanced-geometry svg:viewBox="0 0 21600 21600" draw:type="rectangle" draw:enhanced-path="M 0 0 L 21600 0 21600 21600 0 21600 0 0 Z N"/>
        </draw:custom-shape>
        <draw:custom-shape draw:style-name="gr34" draw:text-style-name="P10" xml:id="id58" draw:id="id58" draw:layer="layout" svg:width="3cm" svg:height="1cm" svg:x="3cm" svg:y="17cm">
          <text:p text:style-name="P10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0" xml:id="id60" draw:id="id60" draw:layer="layout" svg:width="3cm" svg:height="1cm" svg:x="3cm" svg:y="21cm">
          <text:p text:style-name="P10">跳转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1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8" draw:layer="layout" svg:x1="3cm" svg:y1="17.5cm" svg:x2="3cm" svg:y2="13.5cm" draw:start-shape="id58" draw:start-glue-point="5" draw:end-shape="id59" draw:end-glue-point="5" svg:d="M3000 17500h-890v-4000h890" svg:viewBox="0 0 891 4001">
          <text:p/>
        </draw:connector>
        <draw:custom-shape draw:style-name="gr34" draw:text-style-name="P10" xml:id="id59" draw:id="id59" draw:layer="layout" svg:width="3cm" svg:height="1cm" svg:x="3cm" svg:y="13cm">
          <text:p text:style-name="P10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0" draw:layer="layout" svg:width="3cm" svg:height="1cm" svg:x="8cm" svg:y="11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1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8" draw:text-style-name="P10" draw:layer="layout" svg:width="3cm" svg:height="1cm" svg:x="8cm" svg:y="3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0" draw:layer="layout" svg:width="3cm" svg:height="1cm" svg:x="3cm" svg:y="5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.5cm" svg:y1="4cm" svg:x2="4.5cm" svg:y2="5cm">
          <text:p/>
        </draw:line>
        <draw:line draw:style-name="gr16" draw:text-style-name="P8" draw:layer="layout" svg:x1="4.5cm" svg:y1="6cm" svg:x2="4.5cm" svg:y2="7cm">
          <text:p/>
        </draw:line>
        <draw:custom-shape draw:style-name="gr48" draw:text-style-name="P10" draw:layer="layout" svg:width="3cm" svg:height="1cm" svg:x="8cm" svg:y="7cm">
          <text:p text:style-name="P10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0" draw:layer="layout" svg:width="3cm" svg:height="1cm" svg:x="3cm" svg:y="15cm">
          <text:p text:style-name="P10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15cm">
          <text:p text:style-name="P10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0" draw:layer="layout" svg:width="3cm" svg:height="1cm" svg:x="10.8cm" svg:y="12.9cm">
          <text:p text:style-name="P10">指令匹配成功&amp;</text:p>
          <text:p text:style-name="P10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0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6" draw:text-style-name="P8" draw:layer="layout" draw:line-skew="0cm -1.499cm" svg:x1="4.5cm" svg:y1="22cm" svg:x2="3cm" svg:y2="11.5cm" draw:start-shape="id60" draw:start-glue-point="2" draw:end-shape="id61" draw:end-glue-point="3" svg:d="M4500 22000v501h-3500v-11001h2000" svg:viewBox="0 0 3501 11002">
          <text:p/>
        </draw:connector>
        <draw:frame draw:style-name="gr63" draw:text-style-name="P19" draw:layer="layout" svg:width="4.312cm" svg:height="1.085cm" svg:x="4.7cm" svg:y="22.015cm">
          <draw:text-box>
            <text:p>等一拍，取指</text:p>
          </draw:text-box>
        </draw:frame>
        <draw:custom-shape draw:style-name="gr33" draw:text-style-name="P10" draw:layer="layout" svg:width="3cm" svg:height="1cm" svg:x="3cm" svg:y="19cm">
          <text:p text:style-name="P10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6cm" svg:y1="13.5cm" svg:x2="6cm" svg:y2="11.5cm" draw:start-shape="id59" draw:start-glue-point="7" draw:end-shape="id61" draw:end-glue-point="1" svg:d="M6000 13500h895v-2000h-895" svg:viewBox="0 0 896 2001">
          <text:p/>
        </draw:connector>
        <draw:custom-shape draw:style-name="gr47" draw:text-style-name="P10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21cm">
          <text:p text:style-name="P10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64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6" draw:text-style-name="P8" draw:layer="layout" svg:x1="4.5cm" svg:y1="8cm" svg:x2="4.5cm" svg:y2="9cm">
          <text:p/>
        </draw:line>
        <draw:line draw:style-name="gr16" draw:text-style-name="P8" draw:layer="layout" svg:x1="4.5cm" svg:y1="10cm" svg:x2="4.5cm" svg:y2="11cm">
          <text:p/>
        </draw:line>
        <draw:line draw:style-name="gr16" draw:text-style-name="P8" draw:layer="layout" svg:x1="4.5cm" svg:y1="12cm" svg:x2="4.5cm" svg:y2="13cm">
          <text:p/>
        </draw:line>
        <draw:line draw:style-name="gr16" draw:text-style-name="P8" draw:layer="layout" svg:x1="4.5cm" svg:y1="14cm" svg:x2="4.5cm" svg:y2="15cm">
          <text:p/>
        </draw:line>
        <draw:line draw:style-name="gr16" draw:text-style-name="P8" draw:layer="layout" svg:x1="4.5cm" svg:y1="16cm" svg:x2="4.5cm" svg:y2="17cm">
          <text:p/>
        </draw:line>
        <draw:line draw:style-name="gr16" draw:text-style-name="P8" draw:layer="layout" svg:x1="4.5cm" svg:y1="18cm" svg:x2="4.5cm" svg:y2="19cm">
          <text:p/>
        </draw:line>
        <draw:line draw:style-name="gr16" draw:text-style-name="P8" draw:layer="layout" svg:x1="4.5cm" svg:y1="20cm" svg:x2="4.5cm" svg:y2="21cm">
          <text:p/>
        </draw:line>
      </draw:page>
      <draw:page draw:name="page10" draw:style-name="dp1" draw:master-page-name="默认">
        <draw:frame draw:style-name="gr26" draw:text-style-name="P13" draw:layer="layout" svg:width="5.582cm" svg:height="1.927cm" svg:x="0.6cm" svg:y="0.03cm">
          <draw:text-box>
            <text:p><text:span text:style-name="T4">加载指令</text:span></text:p>
          </draw:text-box>
        </draw:frame>
        <draw:custom-shape draw:style-name="gr15" draw:text-style-name="P10" xml:id="id66" draw:id="id66" draw:layer="layout" svg:width="2cm" svg:height="1cm" svg:x="3cm" svg:y="2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3cm" svg:height="1cm" svg:x="2.501cm" svg:y="5.001cm">
          <text:p text:style-name="P10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cm" svg:y1="3cm" svg:x2="4.001cm" svg:y2="5.001cm">
          <text:p/>
        </draw:line>
        <draw:custom-shape draw:style-name="gr15" draw:text-style-name="P10" xml:id="id67" draw:id="id67" draw:layer="layout" svg:width="2cm" svg:height="1cm" svg:x="3cm" svg:y="7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3cm" svg:height="2cm" svg:x="6cm" svg:y="7cm">
          <text:p text:style-name="P10">p0_n = 0</text:p>
          <text:p text:style-name="P10">p1_n = 0</text:p>
          <text:p text:style-name="P10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6" draw:text-style-name="P10" draw:layer="layout" svg:width="4cm" svg:height="1.3cm" svg:x="13cm" svg:y="6.9cm">
          <text:p text:style-name="P10">p0_n = i_data</text:p>
          <text:p text:style-name="P10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draw:layer="layout" svg:width="2cm" svg:height="1cm" svg:x="10cm" svg:y="7cm">
          <text:p text:style-name="P10">读p0</text:p>
          <draw:enhanced-geometry svg:viewBox="0 0 21600 21600" draw:type="rectangle" draw:enhanced-path="M 0 0 L 21600 0 21600 21600 0 21600 0 0 Z N"/>
        </draw:custom-shape>
        <draw:custom-shape draw:style-name="gr34" draw:text-style-name="P10" xml:id="id63" draw:id="id63" draw:layer="layout" svg:width="3cm" svg:height="1cm" svg:x="9.5cm" svg:y="5cm">
          <text:p text:style-name="P10">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8" draw:layer="layout" svg:x1="4.2cm" svg:y1="4cm" svg:x2="11cm" svg:y2="5cm" draw:start-shape="id62" draw:start-glue-point="10" draw:end-shape="id63" draw:end-glue-point="4" svg:d="M4200 4000h6800v1000" svg:viewBox="0 0 6801 1001">
          <text:p/>
        </draw:connector>
        <draw:custom-shape draw:style-name="gr15" draw:text-style-name="P10" draw:layer="layout" svg:width="2cm" svg:height="1cm" svg:x="10cm" svg:y="9cm">
          <text:p text:style-name="P10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8" draw:id="id68" draw:layer="layout" svg:width="2cm" svg:height="1cm" svg:x="10cm" svg:y="11cm">
          <text:p text:style-name="P10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0" draw:layer="layout" svg:width="4cm" svg:height="1.5cm" svg:x="13cm" svg:y="9cm">
          <text:p text:style-name="P10">p02_n = p02</text:p>
          <text:p text:style-name="P10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6" draw:text-style-name="P10" draw:layer="layout" svg:width="4cm" svg:height="1.3cm" svg:x="13cm" svg:y="11cm">
          <text:p text:style-name="P10">p01_n = p01</text:p>
          <text:p text:style-name="P10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xml:id="id65" draw:id="id65" draw:layer="layout" svg:width="2cm" svg:height="1cm" svg:x="4cm" svg:y="14cm">
          <text:p text:style-name="P10">读cash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cm" svg:height="1cm" svg:x="4cm" svg:y="18cm">
          <text:p text:style-name="P10">写寄令</text:p>
          <draw:enhanced-geometry svg:viewBox="0 0 21600 21600" draw:type="rectangle" draw:enhanced-path="M 0 0 L 21600 0 21600 21600 0 21600 0 0 Z N"/>
        </draw:custom-shape>
        <draw:custom-shape draw:style-name="gr34" draw:text-style-name="P10" xml:id="id64" draw:id="id64" draw:layer="layout" svg:width="3cm" svg:height="1cm" svg:x="3.5cm" svg:y="20cm">
          <text:p text:style-name="P10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5" draw:layer="layout" svg:width="11.7cm" svg:height="1.1cm" svg:x="7cm" svg:y="14cm">
          <text:p text:style-name="P15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9" draw:text-style-name="P12" draw:layer="layout" svg:width="7.525cm" svg:height="0.962cm" svg:x="11.975cm" svg:y="3.1cm">
          <draw:text-box>
            <text:p text:style-name="P15">oabn = o_addr_bus_next</text:p>
          </draw:text-box>
        </draw:frame>
        <draw:custom-shape draw:style-name="gr68" draw:text-style-name="P15" draw:layer="layout" svg:width="11.7cm" svg:height="1.1cm" svg:x="7cm" svg:y="18cm">
          <text:p text:style-name="P15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8" draw:layer="layout" svg:x1="3.5cm" svg:y1="20.5cm" svg:x2="4cm" svg:y2="14.5cm" draw:start-shape="id64" draw:start-glue-point="5" draw:end-shape="id65" draw:end-glue-point="3" svg:d="M3500 20500h-754v-6000h1254" svg:viewBox="0 0 1255 6001">
          <text:p/>
        </draw:connector>
        <draw:connector draw:style-name="gr16" draw:text-style-name="P8" draw:layer="layout" draw:line-skew="0cm -0.499cm" svg:x1="5cm" svg:y1="21cm" svg:x2="3cm" svg:y2="2.5cm" draw:start-shape="id64" draw:start-glue-point="6" draw:end-shape="id66" draw:end-glue-point="3" svg:d="M5000 21000v502h-3000v-19002h1000" svg:viewBox="0 0 3001 19003">
          <text:p/>
        </draw:connector>
        <draw:connector draw:style-name="gr16" draw:text-style-name="P8" draw:layer="layout" svg:x1="4cm" svg:y1="8cm" svg:x2="5cm" svg:y2="14cm" draw:start-shape="id67" draw:start-glue-point="2" draw:end-shape="id65" svg:d="M4000 8000v3000h1000v3000" svg:viewBox="0 0 1001 6001">
          <text:p/>
        </draw:connector>
        <draw:connector draw:style-name="gr16" draw:text-style-name="P8" draw:layer="layout" svg:x1="11cm" svg:y1="12cm" svg:x2="5.2cm" svg:y2="13cm" draw:start-shape="id68" draw:start-glue-point="2" draw:end-shape="id69" draw:end-glue-point="10" svg:d="M11000 12000v1000h-5800" svg:viewBox="0 0 5801 1001">
          <text:p/>
        </draw:connector>
        <draw:custom-shape draw:style-name="gr12" draw:text-style-name="P11" xml:id="id69" draw:id="id69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4cm" svg:y1="6cm" svg:x2="4cm" svg:y2="7cm">
          <text:p/>
        </draw:line>
        <draw:line draw:style-name="gr16" draw:text-style-name="P8" draw:layer="layout" svg:x1="11cm" svg:y1="6cm" svg:x2="11cm" svg:y2="7cm">
          <text:p/>
        </draw:line>
        <draw:line draw:style-name="gr16" draw:text-style-name="P8" draw:layer="layout" svg:x1="11cm" svg:y1="8cm" svg:x2="11cm" svg:y2="9cm">
          <text:p/>
        </draw:line>
        <draw:line draw:style-name="gr16" draw:text-style-name="P8" draw:layer="layout" svg:x1="11cm" svg:y1="10cm" svg:x2="11cm" svg:y2="11cm">
          <text:p/>
        </draw:line>
        <draw:line draw:style-name="gr16" draw:text-style-name="P8" draw:layer="layout" svg:x1="5cm" svg:y1="15cm" svg:x2="5cm" svg:y2="16cm">
          <text:p/>
        </draw:line>
        <draw:line draw:style-name="gr16" draw:text-style-name="P8" draw:layer="layout" svg:x1="5cm" svg:y1="19cm" svg:x2="5cm" svg:y2="20cm">
          <text:p/>
        </draw:line>
        <draw:custom-shape draw:style-name="gr12" draw:text-style-name="P11" xml:id="id62" draw:id="id62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0" draw:layer="layout" svg:width="2cm" svg:height="1cm" svg:x="4cm" svg:y="16cm">
          <text:p text:style-name="P10">cash_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5cm" svg:y1="17cm" svg:x2="5cm" svg:y2="18cm">
          <text:p/>
        </draw:line>
        <draw:frame draw:style-name="gr71" draw:text-style-name="P20" draw:layer="layout" svg:width="7.062cm" svg:height="0.963cm" svg:x="7.099cm" svg:y="16.037cm">
          <draw:text-box>
            <text:p>cash一次只读一行数据</text:p>
          </draw:text-box>
        </draw:frame>
        <draw:frame draw:style-name="gr72" draw:text-style-name="P12" draw:layer="layout" svg:width="7.226cm" svg:height="1.085cm" svg:x="5.974cm" svg:y="1.015cm">
          <draw:text-box>
            <text:p>从cash读到数据寄存器</text:p>
          </draw:text-box>
        </draw:frame>
      </draw:page>
      <draw:page draw:name="page11" draw:style-name="dp1" draw:master-page-name="默认">
        <draw:frame draw:style-name="gr26" draw:text-style-name="P13" draw:layer="layout" svg:width="5.582cm" svg:height="1.927cm" svg:x="0.6cm" svg:y="0.031cm">
          <draw:text-box>
            <text:p><text:span text:style-name="T4">指令控制</text:span></text:p>
          </draw:text-box>
        </draw:frame>
        <draw:custom-shape draw:style-name="gr73" draw:text-style-name="P10" draw:layer="layout" svg:width="3cm" svg:height="5cm" svg:x="2cm" svg:y="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4" draw:text-style-name="P10" draw:layer="layout" svg:width="6cm" svg:height="5cm" svg:x="7cm" svg:y="5cm">
          <text:p text:style-name="P10">loop_begin loop_e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5" draw:text-style-name="P10" draw:layer="layout" svg:width="3.1cm" svg:height="1cm" svg:x="2cm" svg:y="12cm">
          <text:p text:style-name="P10">条件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6cm" svg:height="1cm" svg:x="2cm" svg:y="14cm">
          <text:p text:style-name="P10">条件假的跳转地址</text:p>
          <draw:enhanced-geometry svg:viewBox="0 0 21600 21600" draw:type="rectangle" draw:enhanced-path="M 0 0 L 21600 0 21600 21600 0 21600 0 0 Z N"/>
        </draw:custom-shape>
        <draw:custom-shape draw:style-name="gr75" draw:text-style-name="P10" draw:layer="layout" svg:width="3.1cm" svg:height="1cm" svg:x="6cm" svg:y="12cm">
          <text:p text:style-name="P10">next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6cm" svg:height="1cm" svg:x="2cm" svg:y="13cm">
          <text:p text:style-name="P10">条件真的跳转地址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默认">
        <draw:frame draw:style-name="gr26" draw:text-style-name="P13" draw:layer="layout" svg:width="5.582cm" svg:height="1.927cm" svg:x="0cm" svg:y="-0.027cm">
          <draw:text-box>
            <text:p><text:span text:style-name="T4">控制模块</text:span></text:p>
          </draw:text-box>
        </draw:frame>
        <draw:custom-shape draw:style-name="gr15" draw:text-style-name="P10" draw:layer="layout" svg:width="2cm" svg:height="1cm" svg:x="7cm" svg:y="3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70" draw:text-style-name="P21" xml:id="id71" draw:id="id71" draw:layer="layout" svg:width="2cm" svg:height="1cm" svg:x="3cm" svg:y="5cm">
          <text:p text:style-name="P10"><text:span text:style-name="T7">i_port == `PORT_JUMP_DIREC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70" draw:id="id70" draw:layer="layout" svg:width="2cm" svg:height="1cm" svg:x="3cm" svg:y="3cm">
          <text:p text:style-name="P10">复位</text:p>
          <draw:enhanced-geometry svg:viewBox="0 0 21600 21600" draw:type="rectangle" draw:enhanced-path="M 0 0 L 21600 0 21600 21600 0 21600 0 0 Z N"/>
        </draw:custom-shape>
        <draw:frame draw:style-name="gr77" draw:text-style-name="P12" draw:layer="layout" svg:width="1.912cm" svg:height="0.954cm" svg:x="0.9cm" svg:y="2.546cm">
          <draw:text-box>
            <text:p>rst_n</text:p>
          </draw:text-box>
        </draw:frame>
        <draw:line draw:style-name="gr16" draw:text-style-name="P8" draw:layer="layout" svg:x1="1cm" svg:y1="3.5cm" svg:x2="3cm" svg:y2="3.5cm">
          <text:p/>
        </draw:line>
        <draw:custom-shape draw:style-name="gr15" draw:text-style-name="P10" xml:id="id72" draw:id="id72" draw:layer="layout" svg:width="2cm" svg:height="1cm" svg:x="3cm" svg:y="7cm">
          <text:p text:style-name="P10">工作</text:p>
          <draw:enhanced-geometry svg:viewBox="0 0 21600 21600" draw:type="rectangle" draw:enhanced-path="M 0 0 L 21600 0 21600 21600 0 21600 0 0 Z N"/>
        </draw:custom-shape>
        <draw:connector draw:style-name="gr16" draw:text-style-name="P22" draw:layer="layout" svg:x1="4cm" svg:y1="4cm" svg:x2="4cm" svg:y2="5cm" draw:start-shape="id70" draw:start-glue-point="2" draw:end-shape="id71" draw:end-glue-point="4" svg:d="M4000 4000v1000" svg:viewBox="0 0 1 1001">
          <text:p/>
        </draw:connector>
        <draw:connector draw:style-name="gr16" draw:text-style-name="P22" draw:layer="layout" svg:x1="4cm" svg:y1="6cm" svg:x2="4cm" svg:y2="7cm" draw:start-shape="id71" draw:start-glue-point="6" draw:end-shape="id72" draw:end-glue-point="0" svg:d="M4000 6000v1000" svg:viewBox="0 0 1 1001">
          <text:p/>
        </draw:connector>
      </draw:page>
      <draw:page draw:name="page13" draw:style-name="dp1" draw:master-page-name="默认">
        <draw:g>
          <draw:line draw:style-name="gr78" draw:text-style-name="P8" draw:layer="layout" svg:x1="8.2cm" svg:y1="3cm" svg:x2="8.8cm" svg:y2="3cm">
            <text:p/>
          </draw:line>
          <draw:line draw:style-name="gr78" draw:text-style-name="P8" draw:layer="layout" svg:x1="7.2cm" svg:y1="2cm" svg:x2="6.8cm" svg:y2="3cm">
            <text:p/>
          </draw:line>
          <draw:line draw:style-name="gr78" draw:text-style-name="P8" draw:layer="layout" svg:x1="7.8cm" svg:y1="2cm" svg:x2="8.2cm" svg:y2="3cm">
            <text:p/>
          </draw:line>
          <draw:line draw:style-name="gr78" draw:text-style-name="P8" draw:layer="layout" svg:x1="7.2cm" svg:y1="2cm" svg:x2="7.8cm" svg:y2="2cm">
            <text:p/>
          </draw:line>
        </draw:g>
        <draw:g>
          <draw:line draw:style-name="gr78" draw:text-style-name="P8" draw:layer="layout" svg:x1="10.2cm" svg:y1="3cm" svg:x2="10.8cm" svg:y2="3cm">
            <text:p/>
          </draw:line>
          <draw:line draw:style-name="gr78" draw:text-style-name="P8" draw:layer="layout" svg:x1="9.2cm" svg:y1="2cm" svg:x2="8.8cm" svg:y2="3cm">
            <text:p/>
          </draw:line>
          <draw:line draw:style-name="gr78" draw:text-style-name="P8" draw:layer="layout" svg:x1="9.8cm" svg:y1="2cm" svg:x2="10.2cm" svg:y2="3cm">
            <text:p/>
          </draw:line>
          <draw:line draw:style-name="gr78" draw:text-style-name="P8" draw:layer="layout" svg:x1="9.2cm" svg:y1="2cm" svg:x2="9.8cm" svg:y2="2cm">
            <text:p/>
          </draw:line>
        </draw:g>
        <draw:g>
          <draw:line draw:style-name="gr78" draw:text-style-name="P8" draw:layer="layout" svg:x1="12.2cm" svg:y1="3cm" svg:x2="12.8cm" svg:y2="3cm">
            <text:p/>
          </draw:line>
          <draw:line draw:style-name="gr78" draw:text-style-name="P8" draw:layer="layout" svg:x1="11.2cm" svg:y1="2cm" svg:x2="10.8cm" svg:y2="3cm">
            <text:p/>
          </draw:line>
          <draw:line draw:style-name="gr78" draw:text-style-name="P8" draw:layer="layout" svg:x1="11.8cm" svg:y1="2cm" svg:x2="12.2cm" svg:y2="3cm">
            <text:p/>
          </draw:line>
          <draw:line draw:style-name="gr78" draw:text-style-name="P8" draw:layer="layout" svg:x1="11.2cm" svg:y1="2cm" svg:x2="11.8cm" svg:y2="2cm">
            <text:p/>
          </draw:line>
        </draw:g>
        <draw:g>
          <draw:line draw:style-name="gr78" draw:text-style-name="P8" draw:layer="layout" svg:x1="7.4cm" svg:y1="4cm" svg:x2="8.6cm" svg:y2="4cm">
            <text:p/>
          </draw:line>
          <draw:line draw:style-name="gr78" draw:text-style-name="P8" draw:layer="layout" svg:x1="7cm" svg:y1="4.5cm" svg:x2="7.4cm" svg:y2="4cm">
            <text:p/>
          </draw:line>
          <draw:line draw:style-name="gr78" draw:text-style-name="P8" draw:layer="layout" svg:x1="7.4cm" svg:y1="5cm" svg:x2="7cm" svg:y2="4.5cm">
            <text:p/>
          </draw:line>
          <draw:line draw:style-name="gr78" draw:text-style-name="P8" draw:layer="layout" svg:x1="7.4cm" svg:y1="5cm" svg:x2="8.6cm" svg:y2="5cm">
            <text:p/>
          </draw:line>
          <draw:line draw:style-name="gr78" draw:text-style-name="P8" draw:layer="layout" svg:x1="9cm" svg:y1="4.5cm" svg:x2="8.6cm" svg:y2="4cm">
            <text:p/>
          </draw:line>
          <draw:line draw:style-name="gr78" draw:text-style-name="P8" draw:layer="layout" svg:x1="8.6cm" svg:y1="5cm" svg:x2="9cm" svg:y2="4.5cm">
            <text:p/>
          </draw:line>
        </draw:g>
        <draw:g>
          <draw:line draw:style-name="gr78" draw:text-style-name="P8" draw:layer="layout" svg:x1="9.8cm" svg:y1="4cm" svg:x2="12.2cm" svg:y2="4cm">
            <text:p/>
          </draw:line>
          <draw:line draw:style-name="gr78" draw:text-style-name="P8" draw:layer="layout" svg:x1="9cm" svg:y1="4.5cm" svg:x2="9.8cm" svg:y2="4cm">
            <text:p/>
          </draw:line>
          <draw:line draw:style-name="gr78" draw:text-style-name="P8" draw:layer="layout" svg:x1="9.8cm" svg:y1="5cm" svg:x2="9cm" svg:y2="4.5cm">
            <text:p/>
          </draw:line>
          <draw:line draw:style-name="gr78" draw:text-style-name="P8" draw:layer="layout" svg:x1="9.8cm" svg:y1="5cm" svg:x2="12.2cm" svg:y2="5cm">
            <text:p/>
          </draw:line>
          <draw:line draw:style-name="gr78" draw:text-style-name="P8" draw:layer="layout" svg:x1="13cm" svg:y1="4.5cm" svg:x2="12.2cm" svg:y2="4cm">
            <text:p/>
          </draw:line>
          <draw:line draw:style-name="gr78" draw:text-style-name="P8" draw:layer="layout" svg:x1="12.2cm" svg:y1="5cm" svg:x2="13cm" svg:y2="4.5cm">
            <text:p/>
          </draw:line>
        </draw:g>
        <draw:frame draw:style-name="gr79" draw:text-style-name="P23" draw:layer="layout" svg:width="1.239cm" svg:height="0.734cm" svg:x="7.4cm" svg:y="4.266cm">
          <draw:text-box>
            <text:p><text:span text:style-name="T7">取指</text:span></text:p>
          </draw:text-box>
        </draw:frame>
        <draw:frame draw:style-name="gr79" draw:text-style-name="P23" draw:layer="layout" svg:width="1.239cm" svg:height="0.734cm" svg:x="9.4cm" svg:y="4.266cm">
          <draw:text-box>
            <text:p><text:span text:style-name="T7">器件</text:span></text:p>
          </draw:text-box>
        </draw:frame>
        <draw:g>
          <draw:line draw:style-name="gr78" draw:text-style-name="P8" draw:layer="layout" svg:x1="11.4cm" svg:y1="5.5cm" svg:x2="12.6cm" svg:y2="5.5cm">
            <text:p/>
          </draw:line>
          <draw:line draw:style-name="gr78" draw:text-style-name="P8" draw:layer="layout" svg:x1="11cm" svg:y1="6cm" svg:x2="11.4cm" svg:y2="5.5cm">
            <text:p/>
          </draw:line>
          <draw:line draw:style-name="gr78" draw:text-style-name="P8" draw:layer="layout" svg:x1="11.4cm" svg:y1="6.5cm" svg:x2="11cm" svg:y2="6cm">
            <text:p/>
          </draw:line>
          <draw:line draw:style-name="gr78" draw:text-style-name="P8" draw:layer="layout" svg:x1="11.4cm" svg:y1="6.5cm" svg:x2="12.6cm" svg:y2="6.5cm">
            <text:p/>
          </draw:line>
          <draw:line draw:style-name="gr78" draw:text-style-name="P8" draw:layer="layout" svg:x1="13cm" svg:y1="6cm" svg:x2="12.6cm" svg:y2="5.5cm">
            <text:p/>
          </draw:line>
          <draw:line draw:style-name="gr78" draw:text-style-name="P8" draw:layer="layout" svg:x1="12.6cm" svg:y1="6.5cm" svg:x2="13cm" svg:y2="6cm">
            <text:p/>
          </draw:line>
        </draw:g>
        <draw:frame draw:style-name="gr79" draw:text-style-name="P23" draw:layer="layout" svg:width="1.239cm" svg:height="0.734cm" svg:x="11.4cm" svg:y="5.766cm">
          <draw:text-box>
            <text:p><text:span text:style-name="T7">端口</text:span></text:p>
          </draw:text-box>
        </draw:frame>
        <draw:g>
          <draw:line draw:style-name="gr80" draw:text-style-name="P8" draw:layer="layout" svg:x1="13.4cm" svg:y1="4.5cm" svg:x2="14.6cm" svg:y2="4.5cm">
            <text:p/>
          </draw:line>
          <draw:line draw:style-name="gr80" draw:text-style-name="P8" draw:layer="layout" svg:x1="13cm" svg:y1="5cm" svg:x2="13.4cm" svg:y2="4.5cm">
            <text:p/>
          </draw:line>
          <draw:line draw:style-name="gr80" draw:text-style-name="P8" draw:layer="layout" svg:x1="13.4cm" svg:y1="5.5cm" svg:x2="13cm" svg:y2="5cm">
            <text:p/>
          </draw:line>
          <draw:line draw:style-name="gr80" draw:text-style-name="P8" draw:layer="layout" svg:x1="13.4cm" svg:y1="5.5cm" svg:x2="14.6cm" svg:y2="5.5cm">
            <text:p/>
          </draw:line>
          <draw:line draw:style-name="gr80" draw:text-style-name="P8" draw:layer="layout" svg:x1="15cm" svg:y1="5cm" svg:x2="14.6cm" svg:y2="4.5cm">
            <text:p/>
          </draw:line>
          <draw:line draw:style-name="gr80" draw:text-style-name="P8" draw:layer="layout" svg:x1="14.6cm" svg:y1="5.5cm" svg:x2="15cm" svg:y2="5cm">
            <text:p/>
          </draw:line>
        </draw:g>
        <draw:frame draw:style-name="gr81" draw:text-style-name="P23" draw:layer="layout" svg:width="1.239cm" svg:height="1.217cm" svg:x="13.423cm" svg:y="4.383cm">
          <draw:text-box>
            <text:p><text:span text:style-name="T7">缓存</text:span></text:p>
            <text:p><text:span text:style-name="T7">数据</text:span></text:p>
          </draw:text-box>
        </draw:frame>
        <draw:g>
          <draw:line draw:style-name="gr78" draw:text-style-name="P8" draw:layer="layout" svg:x1="14.2cm" svg:y1="3cm" svg:x2="14.8cm" svg:y2="3cm">
            <text:p/>
          </draw:line>
          <draw:line draw:style-name="gr78" draw:text-style-name="P8" draw:layer="layout" svg:x1="13.2cm" svg:y1="2cm" svg:x2="12.8cm" svg:y2="3cm">
            <text:p/>
          </draw:line>
          <draw:line draw:style-name="gr78" draw:text-style-name="P8" draw:layer="layout" svg:x1="13.8cm" svg:y1="2cm" svg:x2="14.2cm" svg:y2="3cm">
            <text:p/>
          </draw:line>
          <draw:line draw:style-name="gr78" draw:text-style-name="P8" draw:layer="layout" svg:x1="13.2cm" svg:y1="2cm" svg:x2="13.8cm" svg:y2="2cm">
            <text:p/>
          </draw:line>
        </draw:g>
        <draw:g>
          <draw:line draw:style-name="gr78" draw:text-style-name="P8" draw:layer="layout" svg:x1="16.2cm" svg:y1="3cm" svg:x2="16.8cm" svg:y2="3cm">
            <text:p/>
          </draw:line>
          <draw:line draw:style-name="gr78" draw:text-style-name="P8" draw:layer="layout" svg:x1="15.2cm" svg:y1="2cm" svg:x2="14.8cm" svg:y2="3cm">
            <text:p/>
          </draw:line>
          <draw:line draw:style-name="gr78" draw:text-style-name="P8" draw:layer="layout" svg:x1="15.8cm" svg:y1="2cm" svg:x2="16.2cm" svg:y2="3cm">
            <text:p/>
          </draw:line>
          <draw:line draw:style-name="gr78" draw:text-style-name="P8" draw:layer="layout" svg:x1="15.2cm" svg:y1="2cm" svg:x2="15.8cm" svg:y2="2cm">
            <text:p/>
          </draw:line>
        </draw:g>
        <draw:frame draw:style-name="gr82" draw:text-style-name="P12" draw:layer="layout" svg:width="1.772cm" svg:height="1.085cm" svg:x="5.2cm" svg:y="4cm">
          <draw:text-box>
            <text:p>器件</text:p>
          </draw:text-box>
        </draw:frame>
        <draw:frame draw:style-name="gr82" draw:text-style-name="P12" draw:layer="layout" svg:width="1.772cm" svg:height="1.085cm" svg:x="5.228cm" svg:y="5.6cm">
          <draw:text-box>
            <text:p>端口</text:p>
          </draw:text-box>
        </draw:frame>
        <draw:g>
          <draw:line draw:style-name="gr78" draw:text-style-name="P8" draw:layer="layout" svg:x1="9.4cm" svg:y1="5.5cm" svg:x2="10.6cm" svg:y2="5.5cm">
            <text:p/>
          </draw:line>
          <draw:line draw:style-name="gr78" draw:text-style-name="P8" draw:layer="layout" svg:x1="9cm" svg:y1="6cm" svg:x2="9.4cm" svg:y2="5.5cm">
            <text:p/>
          </draw:line>
          <draw:line draw:style-name="gr78" draw:text-style-name="P8" draw:layer="layout" svg:x1="9.4cm" svg:y1="6.5cm" svg:x2="9cm" svg:y2="6cm">
            <text:p/>
          </draw:line>
          <draw:line draw:style-name="gr78" draw:text-style-name="P8" draw:layer="layout" svg:x1="9.4cm" svg:y1="6.5cm" svg:x2="10.6cm" svg:y2="6.5cm">
            <text:p/>
          </draw:line>
          <draw:line draw:style-name="gr78" draw:text-style-name="P8" draw:layer="layout" svg:x1="11cm" svg:y1="6cm" svg:x2="10.6cm" svg:y2="5.5cm">
            <text:p/>
          </draw:line>
          <draw:line draw:style-name="gr78" draw:text-style-name="P8" draw:layer="layout" svg:x1="10.6cm" svg:y1="6.5cm" svg:x2="11cm" svg:y2="6cm">
            <text:p/>
          </draw:line>
        </draw:g>
        <draw:frame draw:style-name="gr79" draw:text-style-name="P23" draw:layer="layout" svg:width="1.239cm" svg:height="0.734cm" svg:x="9.4cm" svg:y="5.766cm">
          <draw:text-box>
            <text:p><text:span text:style-name="T7">取指</text:span></text:p>
          </draw:text-box>
        </draw:frame>
        <draw:g>
          <draw:line draw:style-name="gr78" draw:text-style-name="P8" draw:layer="layout" svg:x1="11.4cm" svg:y1="7cm" svg:x2="12.6cm" svg:y2="7cm">
            <text:p/>
          </draw:line>
          <draw:line draw:style-name="gr78" draw:text-style-name="P8" draw:layer="layout" svg:x1="11cm" svg:y1="7.5cm" svg:x2="11.4cm" svg:y2="7cm">
            <text:p/>
          </draw:line>
          <draw:line draw:style-name="gr78" draw:text-style-name="P8" draw:layer="layout" svg:x1="11.4cm" svg:y1="8cm" svg:x2="11cm" svg:y2="7.5cm">
            <text:p/>
          </draw:line>
          <draw:line draw:style-name="gr78" draw:text-style-name="P8" draw:layer="layout" svg:x1="11.4cm" svg:y1="8cm" svg:x2="12.6cm" svg:y2="8cm">
            <text:p/>
          </draw:line>
          <draw:line draw:style-name="gr78" draw:text-style-name="P8" draw:layer="layout" svg:x1="13cm" svg:y1="7.5cm" svg:x2="12.6cm" svg:y2="7cm">
            <text:p/>
          </draw:line>
          <draw:line draw:style-name="gr78" draw:text-style-name="P8" draw:layer="layout" svg:x1="12.6cm" svg:y1="8cm" svg:x2="13cm" svg:y2="7.5cm">
            <text:p/>
          </draw:line>
        </draw:g>
        <draw:g>
          <draw:line draw:style-name="gr78" draw:text-style-name="P8" draw:layer="layout" svg:x1="13.4cm" svg:y1="7cm" svg:x2="14.6cm" svg:y2="7cm">
            <text:p/>
          </draw:line>
          <draw:line draw:style-name="gr78" draw:text-style-name="P8" draw:layer="layout" svg:x1="13cm" svg:y1="7.5cm" svg:x2="13.4cm" svg:y2="7cm">
            <text:p/>
          </draw:line>
          <draw:line draw:style-name="gr78" draw:text-style-name="P8" draw:layer="layout" svg:x1="13.4cm" svg:y1="8cm" svg:x2="13cm" svg:y2="7.5cm">
            <text:p/>
          </draw:line>
          <draw:line draw:style-name="gr78" draw:text-style-name="P8" draw:layer="layout" svg:x1="13.4cm" svg:y1="8cm" svg:x2="14.6cm" svg:y2="8cm">
            <text:p/>
          </draw:line>
          <draw:line draw:style-name="gr78" draw:text-style-name="P8" draw:layer="layout" svg:x1="15cm" svg:y1="7.5cm" svg:x2="14.6cm" svg:y2="7cm">
            <text:p/>
          </draw:line>
          <draw:line draw:style-name="gr78" draw:text-style-name="P8" draw:layer="layout" svg:x1="14.6cm" svg:y1="8cm" svg:x2="15cm" svg:y2="7.5cm">
            <text:p/>
          </draw:line>
        </draw:g>
        <draw:frame draw:style-name="gr79" draw:text-style-name="P23" draw:layer="layout" svg:width="1.239cm" svg:height="0.734cm" svg:x="11.4cm" svg:y="7.266cm">
          <draw:text-box>
            <text:p><text:span text:style-name="T7">取指</text:span></text:p>
          </draw:text-box>
        </draw:frame>
        <draw:frame draw:style-name="gr79" draw:text-style-name="P23" draw:layer="layout" svg:width="1.239cm" svg:height="0.734cm" svg:x="13.4cm" svg:y="7.266cm">
          <draw:text-box>
            <text:p><text:span text:style-name="T7">器件</text:span></text:p>
          </draw:text-box>
        </draw:frame>
        <draw:g>
          <draw:line draw:style-name="gr78" draw:text-style-name="P8" draw:layer="layout" svg:x1="15.4cm" svg:y1="8.5cm" svg:x2="16.6cm" svg:y2="8.5cm">
            <text:p/>
          </draw:line>
          <draw:line draw:style-name="gr78" draw:text-style-name="P8" draw:layer="layout" svg:x1="15cm" svg:y1="9cm" svg:x2="15.4cm" svg:y2="8.5cm">
            <text:p/>
          </draw:line>
          <draw:line draw:style-name="gr78" draw:text-style-name="P8" draw:layer="layout" svg:x1="15.4cm" svg:y1="9.5cm" svg:x2="15cm" svg:y2="9cm">
            <text:p/>
          </draw:line>
          <draw:line draw:style-name="gr78" draw:text-style-name="P8" draw:layer="layout" svg:x1="15.4cm" svg:y1="9.5cm" svg:x2="16.6cm" svg:y2="9.5cm">
            <text:p/>
          </draw:line>
          <draw:line draw:style-name="gr78" draw:text-style-name="P8" draw:layer="layout" svg:x1="17cm" svg:y1="9cm" svg:x2="16.6cm" svg:y2="8.5cm">
            <text:p/>
          </draw:line>
          <draw:line draw:style-name="gr78" draw:text-style-name="P8" draw:layer="layout" svg:x1="16.6cm" svg:y1="9.5cm" svg:x2="17cm" svg:y2="9cm">
            <text:p/>
          </draw:line>
        </draw:g>
        <draw:frame draw:style-name="gr79" draw:text-style-name="P23" draw:layer="layout" svg:width="1.239cm" svg:height="0.734cm" svg:x="15.4cm" svg:y="8.766cm">
          <draw:text-box>
            <text:p><text:span text:style-name="T7">端口</text:span></text:p>
          </draw:text-box>
        </draw:frame>
        <draw:g>
          <draw:line draw:style-name="gr78" draw:text-style-name="P8" draw:layer="layout" svg:x1="17.4cm" svg:y1="8.5cm" svg:x2="18.6cm" svg:y2="8.5cm">
            <text:p/>
          </draw:line>
          <draw:line draw:style-name="gr78" draw:text-style-name="P8" draw:layer="layout" svg:x1="17cm" svg:y1="9cm" svg:x2="17.4cm" svg:y2="8.5cm">
            <text:p/>
          </draw:line>
          <draw:line draw:style-name="gr78" draw:text-style-name="P8" draw:layer="layout" svg:x1="17.4cm" svg:y1="9.5cm" svg:x2="17cm" svg:y2="9cm">
            <text:p/>
          </draw:line>
          <draw:line draw:style-name="gr78" draw:text-style-name="P8" draw:layer="layout" svg:x1="17.4cm" svg:y1="9.5cm" svg:x2="18.6cm" svg:y2="9.5cm">
            <text:p/>
          </draw:line>
          <draw:line draw:style-name="gr78" draw:text-style-name="P8" draw:layer="layout" svg:x1="19cm" svg:y1="9cm" svg:x2="18.6cm" svg:y2="8.5cm">
            <text:p/>
          </draw:line>
          <draw:line draw:style-name="gr78" draw:text-style-name="P8" draw:layer="layout" svg:x1="18.6cm" svg:y1="9.5cm" svg:x2="19cm" svg:y2="9cm">
            <text:p/>
          </draw:line>
        </draw:g>
        <draw:frame draw:style-name="gr83" draw:text-style-name="P23" draw:layer="layout" svg:width="1.277cm" svg:height="1.217cm" svg:x="17.423cm" svg:y="8.383cm">
          <draw:text-box>
            <text:p><text:span text:style-name="T7">运算</text:span></text:p>
            <text:p><text:span text:style-name="T7">or</text:span><text:span text:style-name="T7">空</text:span></text:p>
          </draw:text-box>
        </draw:frame>
        <draw:g>
          <draw:line draw:style-name="gr78" draw:text-style-name="P8" draw:layer="layout" svg:x1="13.4cm" svg:y1="8.5cm" svg:x2="14.6cm" svg:y2="8.5cm">
            <text:p/>
          </draw:line>
          <draw:line draw:style-name="gr78" draw:text-style-name="P8" draw:layer="layout" svg:x1="13cm" svg:y1="9cm" svg:x2="13.4cm" svg:y2="8.5cm">
            <text:p/>
          </draw:line>
          <draw:line draw:style-name="gr78" draw:text-style-name="P8" draw:layer="layout" svg:x1="13.4cm" svg:y1="9.5cm" svg:x2="13cm" svg:y2="9cm">
            <text:p/>
          </draw:line>
          <draw:line draw:style-name="gr78" draw:text-style-name="P8" draw:layer="layout" svg:x1="13.4cm" svg:y1="9.5cm" svg:x2="14.6cm" svg:y2="9.5cm">
            <text:p/>
          </draw:line>
          <draw:line draw:style-name="gr78" draw:text-style-name="P8" draw:layer="layout" svg:x1="15cm" svg:y1="9cm" svg:x2="14.6cm" svg:y2="8.5cm">
            <text:p/>
          </draw:line>
          <draw:line draw:style-name="gr78" draw:text-style-name="P8" draw:layer="layout" svg:x1="14.6cm" svg:y1="9.5cm" svg:x2="15cm" svg:y2="9cm">
            <text:p/>
          </draw:line>
        </draw:g>
        <draw:frame draw:style-name="gr79" draw:text-style-name="P23" draw:layer="layout" svg:width="1.239cm" svg:height="0.734cm" svg:x="13.4cm" svg:y="8.766cm">
          <draw:text-box>
            <text:p><text:span text:style-name="T7">取指</text:span></text:p>
          </draw:text-box>
        </draw:frame>
        <draw:line draw:style-name="gr28" draw:text-style-name="P8" draw:layer="layout" svg:x1="13cm" svg:y1="1.5cm" svg:x2="13cm" svg:y2="12.5cm">
          <text:p/>
        </draw:line>
        <draw:frame draw:style-name="gr81" draw:text-style-name="P23" draw:layer="layout" svg:width="1.239cm" svg:height="1.217cm" svg:x="12.4cm" svg:y="0.5cm">
          <draw:text-box>
            <text:p><text:span text:style-name="T7">读取</text:span></text:p>
            <text:p><text:span text:style-name="T7">数据</text:span></text:p>
          </draw:text-box>
        </draw:frame>
        <draw:frame draw:style-name="gr84" draw:text-style-name="P12" draw:layer="layout" svg:width="3.042cm" svg:height="1.085cm" svg:x="2cm" svg:y="4cm">
          <draw:text-box>
            <text:p>读寄存器</text:p>
          </draw:text-box>
        </draw:frame>
        <draw:frame draw:style-name="gr81" draw:text-style-name="P23" draw:layer="layout" svg:width="1.239cm" svg:height="1.217cm" svg:x="14.5cm" svg:y="0.5cm">
          <draw:text-box>
            <text:p><text:span text:style-name="T7">数据</text:span></text:p>
            <text:p><text:span text:style-name="T7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5-21T20:39:17.022000000</dc:date>
    <meta:editing-duration>P1DT19H9M10S</meta:editing-duration>
    <meta:editing-cycles>96</meta:editing-cycles>
    <meta:generator>LibreOffice/5.3.2.2$Windows_x86 LibreOffice_project/6cd4f1ef626f15116896b1d8e1398b56da0d0ee1</meta:generator>
    <meta:document-statistic meta:object-count="422"/>
  </office:meta>
</office:document-meta>
</file>